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automatic-styles>
    <style:style style:name="Tabella1" style:family="table">
      <style:table-properties style:width="6.925in" table:align="left" style:writing-mode="lr-tb"/>
    </style:style>
    <style:style style:name="Tabella1.A" style:family="table-column">
      <style:table-column-properties style:column-width="0.8354in"/>
    </style:style>
    <style:style style:name="Tabella1.B" style:family="table-column">
      <style:table-column-properties style:column-width="1.2188in"/>
    </style:style>
    <style:style style:name="Tabella1.C" style:family="table-column">
      <style:table-column-properties style:column-width="1.6042in"/>
    </style:style>
    <style:style style:name="Tabella1.D" style:family="table-column">
      <style:table-column-properties style:column-width="1.9285in"/>
    </style:style>
    <style:style style:name="Tabella1.E" style:family="table-column">
      <style:table-column-properties style:column-width="1.3382in"/>
    </style:style>
    <style:style style:name="Tabella1.A1" style:family="table-cell">
      <style:table-cell-properties style:vertical-align="middle" fo:padding="0.0194in" fo:border="none"/>
    </style:style>
    <style:style style:name="P1" style:family="paragraph" style:parent-style-name="Title">
      <style:paragraph-properties fo:margin-top="0.1665in" fo:margin-bottom="0.0835in" style:contextual-spacing="false" fo:text-align="start" style:justify-single-word="false" style:writing-mode="lr-tb"/>
    </style:style>
    <style:style style:name="P2" style:family="paragraph" style:parent-style-name="Text_20_body">
      <style:paragraph-properties fo:margin-top="0.1665in" fo:margin-bottom="0.0835in" style:contextual-spacing="false" fo:text-align="start" style:justify-single-word="false" fo:break-before="page" style:writing-mode="lr-tb"/>
    </style:style>
    <style:style style:name="P3" style:family="paragraph" style:parent-style-name="Contents_20_1">
      <style:paragraph-properties>
        <style:tab-stops>
          <style:tab-stop style:position="6.9244in" style:type="right" style:leader-style="dotted" style:leader-text="."/>
        </style:tab-stops>
      </style:paragraph-properties>
    </style:style>
    <style:style style:name="P4" style:family="paragraph" style:parent-style-name="Contents_20_2">
      <style:paragraph-properties>
        <style:tab-stops>
          <style:tab-stop style:position="6.9244in" style:type="right" style:leader-style="dotted" style:leader-text="."/>
        </style:tab-stops>
      </style:paragraph-properties>
    </style:style>
    <style:style style:name="P5" style:family="paragraph" style:parent-style-name="Text_20_body">
      <style:paragraph-properties fo:text-align="start" style:justify-single-word="false" style:writing-mode="lr-tb"/>
    </style:style>
    <style:style style:name="P6" style:family="paragraph" style:parent-style-name="Heading_20_1">
      <style:paragraph-properties fo:margin-left="0in" fo:text-align="start" style:justify-single-word="false" fo:text-indent="0in" style:auto-text-indent="false" fo:break-before="page" style:writing-mode="lr-tb"/>
      <style:text-properties officeooo:rsid="00202c08" officeooo:paragraph-rsid="00202c08"/>
    </style:style>
    <style:style style:name="P7" style:family="paragraph" style:parent-style-name="Text_20_body">
      <style:paragraph-properties fo:margin-left="0in" fo:text-align="start" style:justify-single-word="false" fo:text-indent="0in" style:auto-text-indent="false" style:writing-mode="lr-tb"/>
      <style:text-properties fo:language="it" fo:country="IT" officeooo:rsid="00202c08" officeooo:paragraph-rsid="00202c08" style:language-asian="zh" style:country-asian="CN" style:language-complex="hi" style:country-complex="IN"/>
    </style:style>
    <style:style style:name="P8" style:family="paragraph" style:parent-style-name="Text_20_body">
      <style:paragraph-properties fo:margin-left="0in" fo:text-align="start" style:justify-single-word="false" fo:text-indent="0in" style:auto-text-indent="false" style:writing-mode="lr-tb"/>
      <style:text-properties fo:language="it" fo:country="IT" officeooo:rsid="00214cee" officeooo:paragraph-rsid="00214cee" style:language-asian="zh" style:country-asian="CN" style:language-complex="hi" style:country-complex="IN"/>
    </style:style>
    <style:style style:name="P9" style:family="paragraph" style:parent-style-name="Heading_20_1">
      <style:text-properties officeooo:rsid="00202c08" officeooo:paragraph-rsid="00202c08"/>
    </style:style>
    <style:style style:name="P10" style:family="paragraph" style:parent-style-name="Text_20_body">
      <style:text-properties fo:language="it" fo:country="IT" officeooo:rsid="00202c08" officeooo:paragraph-rsid="00202c08" style:language-asian="zh" style:country-asian="CN" style:language-complex="hi" style:country-complex="IN"/>
    </style:style>
    <style:style style:name="P11" style:family="paragraph" style:parent-style-name="Text_20_body">
      <style:text-properties officeooo:rsid="00202c08" officeooo:paragraph-rsid="00202c08"/>
    </style:style>
    <style:style style:name="P12" style:family="paragraph" style:parent-style-name="Heading_20_1">
      <style:text-properties officeooo:rsid="0026e193" officeooo:paragraph-rsid="0026e193"/>
    </style:style>
    <style:style style:name="P13" style:family="paragraph" style:parent-style-name="Text_20_body">
      <style:text-properties officeooo:paragraph-rsid="0026e193"/>
    </style:style>
    <style:style style:name="P14" style:family="paragraph" style:parent-style-name="Text_20_body">
      <style:text-properties officeooo:rsid="0026e193" officeooo:paragraph-rsid="0026e193"/>
    </style:style>
    <style:style style:name="P15" style:family="paragraph" style:parent-style-name="Text_20_body">
      <style:text-properties officeooo:rsid="0026e193" officeooo:paragraph-rsid="002bf2e8"/>
    </style:style>
    <style:style style:name="P16" style:family="paragraph" style:parent-style-name="Text_20_body">
      <style:text-properties officeooo:rsid="002c8b91" officeooo:paragraph-rsid="002c8b91"/>
    </style:style>
    <style:style style:name="P17" style:family="paragraph" style:parent-style-name="Text_20_body">
      <style:text-properties officeooo:rsid="002cd2c1" officeooo:paragraph-rsid="002cd2c1"/>
    </style:style>
    <style:style style:name="P18" style:family="paragraph" style:parent-style-name="Text_20_body">
      <style:text-properties officeooo:rsid="002cf303" officeooo:paragraph-rsid="002cf303"/>
    </style:style>
    <style:style style:name="P19" style:family="paragraph" style:parent-style-name="Text_20_body">
      <style:text-properties officeooo:paragraph-rsid="002dd559"/>
    </style:style>
    <style:style style:name="P20" style:family="paragraph" style:parent-style-name="Text_20_body">
      <style:text-properties officeooo:rsid="00323005" officeooo:paragraph-rsid="00323005"/>
    </style:style>
    <style:style style:name="P21" style:family="paragraph" style:parent-style-name="Heading_20_1">
      <style:text-properties officeooo:rsid="00343f99" officeooo:paragraph-rsid="00343f99"/>
    </style:style>
    <style:style style:name="P22" style:family="paragraph" style:parent-style-name="Text_20_body">
      <style:text-properties fo:language="it" fo:country="IT" officeooo:rsid="00343f99" officeooo:paragraph-rsid="00343f99" style:language-asian="zh" style:country-asian="CN" style:language-complex="hi" style:country-complex="IN"/>
    </style:style>
    <style:style style:name="P23" style:family="paragraph" style:parent-style-name="Heading_20_1">
      <style:text-properties officeooo:rsid="0037f8a4" officeooo:paragraph-rsid="0037f8a4"/>
    </style:style>
    <style:style style:name="P24" style:family="paragraph" style:parent-style-name="Text_20_body">
      <style:text-properties fo:language="it" fo:country="IT" officeooo:rsid="0037f8a4" officeooo:paragraph-rsid="0037f8a4" style:language-asian="zh" style:country-asian="CN" style:language-complex="hi" style:country-complex="IN"/>
    </style:style>
    <style:style style:name="P25" style:family="paragraph" style:parent-style-name="Heading_20_1">
      <style:text-properties officeooo:rsid="0039a178" officeooo:paragraph-rsid="0039a178"/>
    </style:style>
    <style:style style:name="P26" style:family="paragraph" style:parent-style-name="Text_20_body">
      <style:text-properties officeooo:rsid="0039a178" officeooo:paragraph-rsid="0039a178"/>
    </style:style>
    <style:style style:name="P27" style:family="paragraph" style:parent-style-name="Text_20_body" style:list-style-name="L1">
      <style:text-properties fo:language="it" fo:country="IT" officeooo:rsid="0037f8a4" officeooo:paragraph-rsid="0037f8a4" style:language-asian="zh" style:country-asian="CN" style:language-complex="hi" style:country-complex="IN"/>
    </style:style>
    <style:style style:name="P28" style:family="paragraph" style:parent-style-name="Text_20_body">
      <style:text-properties fo:language="it" fo:country="IT" officeooo:rsid="003aeb95" officeooo:paragraph-rsid="003aeb95" style:language-asian="zh" style:country-asian="CN" style:language-complex="hi" style:country-complex="IN"/>
    </style:style>
    <style:style style:name="P29" style:family="paragraph" style:parent-style-name="Text_20_body">
      <style:text-properties fo:language="it" fo:country="IT" officeooo:rsid="003b71b4" officeooo:paragraph-rsid="003b71b4" style:language-asian="zh" style:country-asian="CN" style:language-complex="hi" style:country-complex="IN"/>
    </style:style>
    <style:style style:name="P30" style:family="paragraph" style:parent-style-name="Heading_20_1">
      <style:text-properties officeooo:rsid="003b7215" officeooo:paragraph-rsid="003b7215"/>
    </style:style>
    <style:style style:name="P31" style:family="paragraph" style:parent-style-name="Text_20_body">
      <style:text-properties fo:language="it" fo:country="IT" officeooo:paragraph-rsid="003b7215" style:language-asian="zh" style:country-asian="CN" style:language-complex="hi" style:country-complex="IN"/>
    </style:style>
    <style:style style:name="P32" style:family="paragraph" style:parent-style-name="Text_20_body">
      <style:text-properties fo:language="it" fo:country="IT" officeooo:rsid="003d6886" officeooo:paragraph-rsid="003d6886" style:language-asian="zh" style:country-asian="CN" style:language-complex="hi" style:country-complex="IN"/>
    </style:style>
    <style:style style:name="P33" style:family="paragraph" style:parent-style-name="Text_20_body">
      <style:text-properties fo:language="it" fo:country="IT" officeooo:rsid="004026d2" officeooo:paragraph-rsid="004026d2" style:language-asian="zh" style:country-asian="CN" style:language-complex="hi" style:country-complex="IN"/>
    </style:style>
    <style:style style:name="P34" style:family="paragraph" style:parent-style-name="Text_20_body">
      <style:text-properties fo:language="it" fo:country="IT" officeooo:rsid="0042ddaa" officeooo:paragraph-rsid="0042ddaa" style:language-asian="zh" style:country-asian="CN" style:language-complex="hi" style:country-complex="IN"/>
    </style:style>
    <style:style style:name="P35" style:family="paragraph" style:parent-style-name="Heading_20_1">
      <style:text-properties officeooo:rsid="0042ddaa" officeooo:paragraph-rsid="0042ddaa"/>
    </style:style>
    <style:style style:name="P36" style:family="paragraph" style:parent-style-name="Text_20_body">
      <style:text-properties fo:language="it" fo:country="IT" officeooo:paragraph-rsid="0042ddaa" style:language-asian="zh" style:country-asian="CN" style:language-complex="hi" style:country-complex="IN"/>
    </style:style>
    <style:style style:name="P37" style:family="paragraph" style:parent-style-name="Text_20_body" style:list-style-name="L2">
      <style:text-properties fo:language="it" fo:country="IT" officeooo:paragraph-rsid="0042ddaa" style:language-asian="zh" style:country-asian="CN" style:language-complex="hi" style:country-complex="IN"/>
    </style:style>
    <style:style style:name="P38" style:family="paragraph" style:parent-style-name="Text_20_body">
      <style:text-properties officeooo:rsid="0042ddaa" officeooo:paragraph-rsid="0042ddaa"/>
    </style:style>
    <style:style style:name="P39" style:family="paragraph" style:parent-style-name="Text_20_body">
      <style:text-properties fo:language="it" fo:country="IT" officeooo:rsid="0042e70d" officeooo:paragraph-rsid="0042ddaa" style:language-asian="zh" style:country-asian="CN" style:language-complex="hi" style:country-complex="IN"/>
    </style:style>
    <style:style style:name="P40" style:family="paragraph" style:parent-style-name="Text_20_body">
      <style:text-properties fo:language="it" fo:country="IT" officeooo:rsid="0044d481" officeooo:paragraph-rsid="0044d481" style:language-asian="zh" style:country-asian="CN" style:language-complex="hi" style:country-complex="IN"/>
    </style:style>
    <style:style style:name="P41" style:family="paragraph" style:parent-style-name="Text_20_body" style:list-style-name="L3">
      <style:text-properties fo:language="it" fo:country="IT" officeooo:rsid="0044d481" officeooo:paragraph-rsid="0044d481" style:language-asian="zh" style:country-asian="CN" style:language-complex="hi" style:country-complex="IN"/>
    </style:style>
    <style:style style:name="P42" style:family="paragraph" style:parent-style-name="Heading_20_1">
      <style:text-properties officeooo:rsid="0046f1cc" officeooo:paragraph-rsid="0046f1cc"/>
    </style:style>
    <style:style style:name="P43" style:family="paragraph" style:parent-style-name="Text_20_body">
      <style:text-properties officeooo:rsid="0046f1cc" officeooo:paragraph-rsid="0046f1cc"/>
    </style:style>
    <style:style style:name="P44" style:family="paragraph" style:parent-style-name="Text_20_body">
      <style:text-properties officeooo:rsid="0049765c" officeooo:paragraph-rsid="0049765c"/>
    </style:style>
    <style:style style:name="P45" style:family="paragraph" style:parent-style-name="Heading_20_1">
      <style:text-properties officeooo:rsid="0049765c" officeooo:paragraph-rsid="0049765c"/>
    </style:style>
    <style:style style:name="P46" style:family="paragraph" style:parent-style-name="Text_20_body">
      <style:text-properties fo:language="it" fo:country="IT" officeooo:rsid="0049765c" officeooo:paragraph-rsid="0049765c" style:language-asian="zh" style:country-asian="CN" style:language-complex="hi" style:country-complex="IN"/>
    </style:style>
    <style:style style:name="P47" style:family="paragraph" style:parent-style-name="Text_20_body">
      <style:text-properties fo:language="it" fo:country="IT" officeooo:rsid="00497eb6" officeooo:paragraph-rsid="00497eb6" style:language-asian="zh" style:country-asian="CN" style:language-complex="hi" style:country-complex="IN"/>
    </style:style>
    <style:style style:name="P48" style:family="paragraph" style:parent-style-name="Heading_20_1">
      <style:text-properties officeooo:rsid="00497eb6" officeooo:paragraph-rsid="00497eb6"/>
    </style:style>
    <style:style style:name="P49" style:family="paragraph" style:parent-style-name="Text_20_body">
      <style:text-properties fo:language="it" fo:country="IT" officeooo:rsid="0049c90d" officeooo:paragraph-rsid="0049c90d" style:language-asian="zh" style:country-asian="CN" style:language-complex="hi" style:country-complex="IN"/>
    </style:style>
    <style:style style:name="P50" style:family="paragraph" style:parent-style-name="Heading_20_1">
      <style:text-properties officeooo:rsid="0049c90d" officeooo:paragraph-rsid="0049c90d"/>
    </style:style>
    <style:style style:name="P51" style:family="paragraph" style:parent-style-name="Text_20_body">
      <style:text-properties fo:language="it" fo:country="IT" officeooo:paragraph-rsid="0049c90d" style:language-asian="zh" style:country-asian="CN" style:language-complex="hi" style:country-complex="IN"/>
    </style:style>
    <style:style style:name="P52" style:family="paragraph" style:parent-style-name="Text_20_body">
      <style:text-properties fo:language="it" fo:country="IT" officeooo:rsid="004b6ec9" officeooo:paragraph-rsid="004b6ec9" style:language-asian="zh" style:country-asian="CN" style:language-complex="hi" style:country-complex="IN"/>
    </style:style>
    <style:style style:name="P53" style:family="paragraph" style:parent-style-name="Heading_20_1">
      <style:text-properties officeooo:rsid="004b6ec9" officeooo:paragraph-rsid="004b6ec9"/>
    </style:style>
    <style:style style:name="P54" style:family="paragraph" style:parent-style-name="Text_20_body">
      <style:text-properties fo:language="it" fo:country="IT" officeooo:rsid="004df718" officeooo:paragraph-rsid="004df718" style:language-asian="zh" style:country-asian="CN" style:language-complex="hi" style:country-complex="IN"/>
    </style:style>
    <style:style style:name="P55" style:family="paragraph" style:parent-style-name="Heading_20_1">
      <style:text-properties officeooo:rsid="004df718" officeooo:paragraph-rsid="004df718"/>
    </style:style>
    <style:style style:name="P56" style:family="paragraph" style:parent-style-name="Text_20_body">
      <style:text-properties fo:language="it" fo:country="IT" officeooo:paragraph-rsid="004df718" style:language-asian="zh" style:country-asian="CN" style:language-complex="hi" style:country-complex="IN"/>
    </style:style>
    <style:style style:name="P57" style:family="paragraph" style:parent-style-name="Text_20_body">
      <style:text-properties fo:language="it" fo:country="IT" officeooo:rsid="004f73f7" officeooo:paragraph-rsid="004f73f7" style:language-asian="zh" style:country-asian="CN" style:language-complex="hi" style:country-complex="IN"/>
    </style:style>
    <style:style style:name="P58" style:family="paragraph" style:parent-style-name="Text_20_body" style:list-style-name="L4">
      <style:text-properties fo:language="it" fo:country="IT" officeooo:rsid="004f73f7" officeooo:paragraph-rsid="004f73f7" style:language-asian="zh" style:country-asian="CN" style:language-complex="hi" style:country-complex="IN"/>
    </style:style>
    <style:style style:name="P59" style:family="paragraph" style:parent-style-name="Text_20_body">
      <style:text-properties fo:language="it" fo:country="IT" officeooo:rsid="005131d0" officeooo:paragraph-rsid="005131d0" style:language-asian="zh" style:country-asian="CN" style:language-complex="hi" style:country-complex="IN"/>
    </style:style>
    <style:style style:name="P60" style:family="paragraph" style:parent-style-name="Heading_20_1">
      <style:text-properties officeooo:rsid="005131d0" officeooo:paragraph-rsid="005131d0"/>
    </style:style>
    <style:style style:name="P61" style:family="paragraph" style:parent-style-name="Heading_20_2">
      <style:text-properties officeooo:rsid="0053cb66" officeooo:paragraph-rsid="0053cb66"/>
    </style:style>
    <style:style style:name="P62" style:family="paragraph" style:parent-style-name="Text_20_body">
      <style:text-properties fo:language="it" fo:country="IT" officeooo:paragraph-rsid="0053cb66" style:language-asian="zh" style:country-asian="CN" style:language-complex="hi" style:country-complex="IN"/>
    </style:style>
    <style:style style:name="P63" style:family="paragraph" style:parent-style-name="Text_20_body">
      <style:text-properties fo:language="it" fo:country="IT" officeooo:rsid="0053cb66" officeooo:paragraph-rsid="0053cb66" style:language-asian="zh" style:country-asian="CN" style:language-complex="hi" style:country-complex="IN"/>
    </style:style>
    <style:style style:name="P64" style:family="paragraph" style:parent-style-name="Text_20_body">
      <style:text-properties fo:language="it" fo:country="IT" officeooo:rsid="00543d8a" officeooo:paragraph-rsid="00543d8a" style:language-asian="zh" style:country-asian="CN" style:language-complex="hi" style:country-complex="IN"/>
    </style:style>
    <style:style style:name="P65" style:family="paragraph" style:parent-style-name="Heading_20_2">
      <style:text-properties officeooo:rsid="00543d8a" officeooo:paragraph-rsid="00543d8a"/>
    </style:style>
    <style:style style:name="P66" style:family="paragraph" style:parent-style-name="Heading_20_1">
      <style:text-properties officeooo:rsid="00543d8a" officeooo:paragraph-rsid="00543d8a"/>
    </style:style>
    <style:style style:name="P67" style:family="paragraph" style:parent-style-name="Text_20_body">
      <style:text-properties fo:language="it" fo:country="IT" officeooo:rsid="00545bd4" officeooo:paragraph-rsid="00545bd4" style:language-asian="zh" style:country-asian="CN" style:language-complex="hi" style:country-complex="IN"/>
    </style:style>
    <style:style style:name="P68" style:family="paragraph" style:parent-style-name="Heading_20_1">
      <style:text-properties officeooo:rsid="00545bd4" officeooo:paragraph-rsid="0054e5ca"/>
    </style:style>
    <style:style style:name="P69" style:family="paragraph" style:parent-style-name="Text_20_body">
      <style:text-properties fo:language="it" fo:country="IT" officeooo:paragraph-rsid="00545bd4" style:language-asian="zh" style:country-asian="CN" style:language-complex="hi" style:country-complex="IN"/>
    </style:style>
    <style:style style:name="P70" style:family="paragraph" style:parent-style-name="Text_20_body">
      <style:text-properties fo:language="it" fo:country="IT" officeooo:rsid="0054e5ca" officeooo:paragraph-rsid="0054e5ca" style:language-asian="zh" style:country-asian="CN" style:language-complex="hi" style:country-complex="IN"/>
    </style:style>
    <style:style style:name="P71" style:family="paragraph" style:parent-style-name="Heading_20_2">
      <style:text-properties officeooo:rsid="0054e5ca" officeooo:paragraph-rsid="0054e5ca"/>
    </style:style>
    <style:style style:name="P72" style:family="paragraph" style:parent-style-name="Text_20_body">
      <style:text-properties officeooo:rsid="0054e5ca" officeooo:paragraph-rsid="0054e5ca"/>
    </style:style>
    <style:style style:name="P73" style:family="paragraph" style:parent-style-name="Heading_20_1">
      <style:text-properties officeooo:rsid="0054e5ca" officeooo:paragraph-rsid="0054e5ca"/>
    </style:style>
    <style:style style:name="P74" style:family="paragraph" style:parent-style-name="Text_20_body" style:list-style-name="L5">
      <style:text-properties officeooo:rsid="0054e5ca" officeooo:paragraph-rsid="0054e5ca"/>
    </style:style>
    <style:style style:name="P75" style:family="paragraph" style:parent-style-name="Text_20_body">
      <style:text-properties officeooo:rsid="0056ad3a" officeooo:paragraph-rsid="0056ad3a"/>
    </style:style>
    <style:style style:name="P76" style:family="paragraph" style:parent-style-name="Heading_20_1">
      <style:text-properties officeooo:rsid="00575edb" officeooo:paragraph-rsid="00575edb"/>
    </style:style>
    <style:style style:name="P77" style:family="paragraph" style:parent-style-name="Text_20_body">
      <style:text-properties officeooo:rsid="00575edb" officeooo:paragraph-rsid="00575edb"/>
    </style:style>
    <style:style style:name="P78" style:family="paragraph" style:parent-style-name="Text_20_body">
      <style:text-properties fo:language="it" fo:country="IT" officeooo:rsid="00595840" officeooo:paragraph-rsid="00595840" style:language-asian="zh" style:country-asian="CN" style:language-complex="hi" style:country-complex="IN"/>
    </style:style>
    <style:style style:name="P79" style:family="paragraph" style:parent-style-name="Text_20_body">
      <style:text-properties officeooo:rsid="00595840" officeooo:paragraph-rsid="00595840"/>
    </style:style>
    <style:style style:name="P80" style:family="paragraph" style:parent-style-name="Text_20_body">
      <style:text-properties officeooo:rsid="005a35fc" officeooo:paragraph-rsid="005a35fc"/>
    </style:style>
    <style:style style:name="P81" style:family="paragraph" style:parent-style-name="Heading_20_1">
      <style:text-properties officeooo:rsid="005a35fc" officeooo:paragraph-rsid="005a35fc"/>
    </style:style>
    <style:style style:name="P82" style:family="paragraph" style:parent-style-name="Text_20_body">
      <style:text-properties officeooo:rsid="005b0150" officeooo:paragraph-rsid="005b0150"/>
    </style:style>
    <style:style style:name="P83" style:family="paragraph" style:parent-style-name="Heading_20_1">
      <style:text-properties officeooo:rsid="005b0150" officeooo:paragraph-rsid="005b0150"/>
    </style:style>
    <style:style style:name="P84" style:family="paragraph" style:parent-style-name="Text_20_body">
      <style:text-properties officeooo:rsid="005bb909" officeooo:paragraph-rsid="005bb909"/>
    </style:style>
    <style:style style:name="P85" style:family="paragraph" style:parent-style-name="Heading_20_1">
      <style:text-properties officeooo:rsid="005bb909" officeooo:paragraph-rsid="005bb909"/>
    </style:style>
    <style:style style:name="P86" style:family="paragraph" style:parent-style-name="Text_20_body">
      <style:text-properties officeooo:rsid="005becd8" officeooo:paragraph-rsid="005becd8"/>
    </style:style>
    <style:style style:name="P87" style:family="paragraph" style:parent-style-name="Text_20_body" style:list-style-name="L6">
      <style:text-properties officeooo:rsid="005becd8" officeooo:paragraph-rsid="005becd8"/>
    </style:style>
    <style:style style:name="P88" style:family="paragraph" style:parent-style-name="Text_20_body">
      <style:text-properties officeooo:rsid="005db1f8" officeooo:paragraph-rsid="005db1f8"/>
    </style:style>
    <style:style style:name="P89" style:family="paragraph" style:parent-style-name="Heading_20_2">
      <style:text-properties officeooo:rsid="005db1f8" officeooo:paragraph-rsid="005db1f8"/>
    </style:style>
    <style:style style:name="P90" style:family="paragraph" style:parent-style-name="Text_20_body">
      <style:text-properties officeooo:paragraph-rsid="005db1f8"/>
    </style:style>
    <style:style style:name="P91" style:family="paragraph" style:parent-style-name="Text_20_body">
      <style:text-properties officeooo:rsid="005db1f8" fo:background-color="transparent"/>
    </style:style>
    <style:style style:name="P92" style:family="paragraph" style:parent-style-name="Text_20_body" style:list-style-name="L7">
      <style:text-properties officeooo:rsid="005db1f8" fo:background-color="transparent"/>
    </style:style>
    <style:style style:name="P93" style:family="paragraph" style:parent-style-name="Text_20_body">
      <style:text-properties officeooo:rsid="005e28e3" officeooo:paragraph-rsid="005e28e3"/>
    </style:style>
    <style:style style:name="P94" style:family="paragraph" style:parent-style-name="Heading_20_1">
      <style:text-properties officeooo:rsid="005e28e3" officeooo:paragraph-rsid="005e28e3"/>
    </style:style>
    <style:style style:name="P95" style:family="paragraph" style:parent-style-name="Text_20_body">
      <style:text-properties officeooo:rsid="005f792a" officeooo:paragraph-rsid="005f792a"/>
    </style:style>
    <style:style style:name="P96" style:family="paragraph" style:parent-style-name="Text_20_body" style:list-style-name="L8">
      <style:text-properties officeooo:rsid="005f792a" officeooo:paragraph-rsid="005f792a"/>
    </style:style>
    <style:style style:name="P97" style:family="paragraph" style:parent-style-name="Text_20_body">
      <style:text-properties officeooo:rsid="005f90e4" officeooo:paragraph-rsid="005f90e4"/>
    </style:style>
    <style:style style:name="P98" style:family="paragraph" style:parent-style-name="Heading_20_1">
      <style:text-properties officeooo:rsid="005f90e4" officeooo:paragraph-rsid="005f90e4"/>
    </style:style>
    <style:style style:name="P99" style:family="paragraph" style:parent-style-name="Text_20_body">
      <style:text-properties officeooo:rsid="0060a813" officeooo:paragraph-rsid="0060a813"/>
    </style:style>
    <style:style style:name="P100" style:family="paragraph" style:parent-style-name="Heading_20_1">
      <style:text-properties officeooo:rsid="0062117a" officeooo:paragraph-rsid="0062117a"/>
    </style:style>
    <style:style style:name="P101" style:family="paragraph" style:parent-style-name="Text_20_body">
      <style:text-properties officeooo:paragraph-rsid="0062117a"/>
    </style:style>
    <style:style style:name="P102" style:family="paragraph" style:parent-style-name="Text_20_body">
      <style:text-properties officeooo:rsid="0062117a" officeooo:paragraph-rsid="0062117a"/>
    </style:style>
    <style:style style:name="P103" style:family="paragraph" style:parent-style-name="Text_20_body">
      <style:text-properties officeooo:rsid="00639226" officeooo:paragraph-rsid="00639226"/>
    </style:style>
    <style:style style:name="P104" style:family="paragraph" style:parent-style-name="Heading_20_1">
      <style:text-properties officeooo:rsid="00639226" officeooo:paragraph-rsid="00639226"/>
    </style:style>
    <style:style style:name="P105" style:family="paragraph" style:parent-style-name="Text_20_body">
      <style:text-properties officeooo:rsid="0064acdf" officeooo:paragraph-rsid="0064acdf"/>
    </style:style>
    <style:style style:name="P106" style:family="paragraph" style:parent-style-name="Heading_20_1">
      <style:text-properties officeooo:rsid="0064acdf" officeooo:paragraph-rsid="0064acdf"/>
    </style:style>
    <style:style style:name="P107" style:family="paragraph" style:parent-style-name="Text_20_body">
      <style:text-properties officeooo:paragraph-rsid="0064acdf"/>
    </style:style>
    <style:style style:name="P108" style:family="paragraph" style:parent-style-name="Text_20_body" style:list-style-name="L9">
      <style:text-properties officeooo:paragraph-rsid="0064acdf"/>
    </style:style>
    <style:style style:name="P109" style:family="paragraph" style:parent-style-name="Text_20_body">
      <style:text-properties officeooo:rsid="00654f91" officeooo:paragraph-rsid="00654f91"/>
    </style:style>
    <style:style style:name="P110" style:family="paragraph" style:parent-style-name="Heading_20_1">
      <style:text-properties officeooo:rsid="00654f91" officeooo:paragraph-rsid="00654f91"/>
    </style:style>
    <style:style style:name="P111" style:family="paragraph" style:parent-style-name="Text_20_body">
      <style:text-properties officeooo:rsid="0065fd36" officeooo:paragraph-rsid="0065fd36"/>
    </style:style>
    <style:style style:name="P112" style:family="paragraph" style:parent-style-name="Heading_20_1">
      <style:text-properties officeooo:rsid="0065fd36" officeooo:paragraph-rsid="0065fd36"/>
    </style:style>
    <style:style style:name="P113" style:family="paragraph" style:parent-style-name="Text_20_body">
      <style:text-properties officeooo:rsid="0067fb22" officeooo:paragraph-rsid="0067fb22"/>
    </style:style>
    <style:style style:name="P114" style:family="paragraph" style:parent-style-name="Heading_20_1">
      <style:text-properties officeooo:rsid="0067fb22" officeooo:paragraph-rsid="0067fb22"/>
    </style:style>
    <style:style style:name="P115" style:family="paragraph" style:parent-style-name="Text_20_body">
      <style:text-properties officeooo:rsid="0068c0fd" officeooo:paragraph-rsid="0068c0fd"/>
    </style:style>
    <style:style style:name="P116" style:family="paragraph" style:parent-style-name="Heading_20_1">
      <style:text-properties officeooo:rsid="0068c0fd" officeooo:paragraph-rsid="0068c0fd"/>
    </style:style>
    <style:style style:name="P117" style:family="paragraph" style:parent-style-name="Heading_20_1">
      <style:paragraph-properties fo:break-before="page"/>
      <style:text-properties officeooo:rsid="00202c08" officeooo:paragraph-rsid="00202c08"/>
    </style:style>
    <style:style style:name="P118" style:family="paragraph" style:parent-style-name="Standard" style:list-style-name="L10">
      <style:paragraph-properties fo:line-height="120%" fo:text-align="start" style:justify-single-word="false" style:writing-mode="lr-tb"/>
      <style:text-properties fo:language="it" fo:country="IT" officeooo:rsid="001e06d8" style:language-asian="zh" style:country-asian="CN" style:language-complex="hi" style:country-complex="IN"/>
    </style:style>
    <style:style style:name="P119" style:family="paragraph" style:parent-style-name="Text_20_body" style:list-style-name="L10">
      <style:text-properties officeooo:paragraph-rsid="0046f1cc"/>
    </style:style>
    <style:style style:name="T1" style:family="text">
      <style:text-properties officeooo:rsid="00214cee"/>
    </style:style>
    <style:style style:name="T2" style:family="text">
      <style:text-properties officeooo:rsid="00226e44"/>
    </style:style>
    <style:style style:name="T3" style:family="text">
      <style:text-properties officeooo:rsid="002456c3"/>
    </style:style>
    <style:style style:name="T4" style:family="text">
      <style:text-properties officeooo:rsid="00295928"/>
    </style:style>
    <style:style style:name="T5" style:family="text">
      <style:text-properties fo:background-color="#ffff00" loext:char-shading-value="0"/>
    </style:style>
    <style:style style:name="T6" style:family="text">
      <style:text-properties officeooo:rsid="002bf2e8"/>
    </style:style>
    <style:style style:name="T7" style:family="text">
      <style:text-properties officeooo:rsid="0030304d"/>
    </style:style>
    <style:style style:name="T8" style:family="text">
      <style:text-properties officeooo:rsid="002dd559"/>
    </style:style>
    <style:style style:name="T9" style:family="text">
      <style:text-properties officeooo:rsid="002edf7a"/>
    </style:style>
    <style:style style:name="T10" style:family="text">
      <style:text-properties officeooo:rsid="0033f9d8"/>
    </style:style>
    <style:style style:name="T11" style:family="text">
      <style:text-properties officeooo:rsid="0035c3ef"/>
    </style:style>
    <style:style style:name="T12" style:family="text">
      <style:text-properties officeooo:rsid="003b7215"/>
    </style:style>
    <style:style style:name="T13" style:family="text">
      <style:text-properties officeooo:rsid="003e4690"/>
    </style:style>
    <style:style style:name="T14" style:family="text">
      <style:text-properties officeooo:rsid="003e6aac"/>
    </style:style>
    <style:style style:name="T15" style:family="text">
      <style:text-properties officeooo:rsid="0041f82e"/>
    </style:style>
    <style:style style:name="T16" style:family="text">
      <style:text-properties fo:language="it" fo:country="IT" style:language-asian="zh" style:country-asian="CN" style:language-complex="hi" style:country-complex="IN"/>
    </style:style>
    <style:style style:name="T17" style:family="text">
      <style:text-properties fo:language="it" fo:country="IT" officeooo:rsid="0042e70d" style:language-asian="zh" style:country-asian="CN" style:language-complex="hi" style:country-complex="IN"/>
    </style:style>
    <style:style style:name="T18" style:family="text">
      <style:text-properties fo:language="it" fo:country="IT" officeooo:rsid="0044d481" style:language-asian="zh" style:country-asian="CN" style:language-complex="hi" style:country-complex="IN"/>
    </style:style>
    <style:style style:name="T19" style:family="text">
      <style:text-properties officeooo:rsid="00697dfb"/>
    </style:style>
    <style:style style:name="T20" style:family="text">
      <style:text-properties officeooo:rsid="0047ca7e"/>
    </style:style>
    <style:style style:name="T21" style:family="text">
      <style:text-properties officeooo:rsid="00497eb6"/>
    </style:style>
    <style:style style:name="T22" style:family="text">
      <style:text-properties officeooo:rsid="0049c90d"/>
    </style:style>
    <style:style style:name="T23" style:family="text">
      <style:text-properties officeooo:rsid="004b6ec9"/>
    </style:style>
    <style:style style:name="T24" style:family="text">
      <style:text-properties officeooo:rsid="004c61ee"/>
    </style:style>
    <style:style style:name="T25" style:family="text">
      <style:text-properties officeooo:rsid="004f73f7"/>
    </style:style>
    <style:style style:name="T26" style:family="text">
      <style:text-properties officeooo:rsid="005131d0"/>
    </style:style>
    <style:style style:name="T27" style:family="text">
      <style:text-properties officeooo:rsid="0053cb66"/>
    </style:style>
    <style:style style:name="T28" style:family="text">
      <style:text-properties officeooo:rsid="00543d8a"/>
    </style:style>
    <style:style style:name="T29" style:family="text">
      <style:text-properties officeooo:rsid="00545bd4"/>
    </style:style>
    <style:style style:name="T30" style:family="text">
      <style:text-properties officeooo:rsid="0054e5ca"/>
    </style:style>
    <style:style style:name="T31" style:family="text">
      <style:text-properties officeooo:rsid="0056ad3a"/>
    </style:style>
    <style:style style:name="T32" style:family="text">
      <style:text-properties officeooo:rsid="0056fd30"/>
    </style:style>
    <style:style style:name="T33" style:family="text">
      <style:text-properties officeooo:rsid="00595840"/>
    </style:style>
    <style:style style:name="T34" style:family="text">
      <style:text-properties officeooo:rsid="005b0150"/>
    </style:style>
    <style:style style:name="T35" style:family="text">
      <style:text-properties officeooo:rsid="005bb909"/>
    </style:style>
    <style:style style:name="T36" style:family="text">
      <style:text-properties officeooo:rsid="005db1f8"/>
    </style:style>
    <style:style style:name="T37" style:family="text">
      <style:text-properties officeooo:rsid="005db1f8" fo:background-color="#ffff00" loext:char-shading-value="0"/>
    </style:style>
    <style:style style:name="T38" style:family="text">
      <style:text-properties officeooo:rsid="005db1f8" fo:background-color="transparent" loext:char-shading-value="0"/>
    </style:style>
    <style:style style:name="T39" style:family="text">
      <style:text-properties officeooo:rsid="005e28e3" fo:background-color="transparent" loext:char-shading-value="0"/>
    </style:style>
    <style:style style:name="T40" style:family="text">
      <style:text-properties fo:background-color="transparent" loext:char-shading-value="0"/>
    </style:style>
    <style:style style:name="T41" style:family="text">
      <style:text-properties fo:font-weight="bold" style:font-weight-asian="bold" style:font-weight-complex="bold"/>
    </style:style>
    <style:style style:name="T42" style:family="text">
      <style:text-properties officeooo:rsid="0060a813"/>
    </style:style>
    <style:style style:name="T43" style:family="text">
      <style:text-properties officeooo:rsid="0062117a"/>
    </style:style>
    <style:style style:name="T44" style:family="text">
      <style:text-properties officeooo:rsid="00639226"/>
    </style:style>
    <style:style style:name="T45" style:family="text">
      <style:text-properties officeooo:rsid="0064acdf"/>
    </style:style>
    <style:style style:name="T46" style:family="text">
      <style:text-properties fo:background-color="#ffffa6" loext:char-shading-value="0"/>
    </style:style>
    <style:style style:name="T47" style:family="text">
      <style:text-properties officeooo:rsid="0068c0fd"/>
    </style:style>
    <style:style style:name="T48" style:family="text">
      <style:text-properties officeooo:rsid="002514f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ritto commerciale delle imprese digitali - 0081809IUS04</text:p>
      <text:p text:style-name="P2"/>
      <text:table-of-content text:style-name="Sect1" text:protected="true" text:name="Table of Contents1">
        <text:table-of-content-source text:outline-level="10">
          <text:index-title-template text:style-name="Heading">Indice del cors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Heading">Indice del corso</text:p>
          </text:index-title>
          <text:p text:style-name="P3"><text:a xlink:type="simple" xlink:href="#__RefHeading___Toc120_203374189" text:style-name="Index_20_Link" text:visited-style-name="Index_20_Link">1 Introduzione<text:tab/>4</text:a></text:p>
          <text:p text:style-name="P3"><text:a xlink:type="simple" xlink:href="#__RefHeading___Toc166_1046217070" text:style-name="Index_20_Link" text:visited-style-name="Index_20_Link">2 L’imprenditore<text:tab/>4</text:a></text:p>
          <text:p text:style-name="P3"><text:a xlink:type="simple" xlink:href="#__RefHeading___Toc1666_1530670052" text:style-name="Index_20_Link" text:visited-style-name="Index_20_Link">3 Lezione 12 SPA<text:tab/>4</text:a></text:p>
          <text:p text:style-name="P3"><text:a xlink:type="simple" xlink:href="#__RefHeading___Toc1668_1530670052" text:style-name="Index_20_Link" text:visited-style-name="Index_20_Link">4 Lezione 13<text:tab/>5</text:a></text:p>
          <text:p text:style-name="P3"><text:a xlink:type="simple" xlink:href="#__RefHeading___Toc1670_1530670052" text:style-name="Index_20_Link" text:visited-style-name="Index_20_Link">5 Lezione 14<text:tab/>5</text:a></text:p>
          <text:p text:style-name="P3"><text:a xlink:type="simple" xlink:href="#__RefHeading___Toc1672_1530670052" text:style-name="Index_20_Link" text:visited-style-name="Index_20_Link">6 Lezione 15<text:tab/>5</text:a></text:p>
          <text:p text:style-name="P3"><text:a xlink:type="simple" xlink:href="#__RefHeading___Toc1674_1530670052" text:style-name="Index_20_Link" text:visited-style-name="Index_20_Link">7 Lezione 17<text:tab/>5</text:a></text:p>
          <text:p text:style-name="P3"><text:a xlink:type="simple" xlink:href="#__RefHeading___Toc1676_1530670052" text:style-name="Index_20_Link" text:visited-style-name="Index_20_Link">8 Lezione 18 organi S.p.A.<text:tab/>6</text:a></text:p>
          <text:p text:style-name="P3"><text:a xlink:type="simple" xlink:href="#__RefHeading___Toc1678_1530670052" text:style-name="Index_20_Link" text:visited-style-name="Index_20_Link">9 Lezione 18<text:tab/>6</text:a></text:p>
          <text:p text:style-name="P3"><text:a xlink:type="simple" xlink:href="#__RefHeading___Toc1680_1530670052" text:style-name="Index_20_Link" text:visited-style-name="Index_20_Link">10 Lezione 20<text:tab/>7</text:a></text:p>
          <text:p text:style-name="P3"><text:a xlink:type="simple" xlink:href="#__RefHeading___Toc1682_1530670052" text:style-name="Index_20_Link" text:visited-style-name="Index_20_Link">11 Lezione 21<text:tab/>7</text:a></text:p>
          <text:p text:style-name="P3"><text:a xlink:type="simple" xlink:href="#__RefHeading___Toc1684_1530670052" text:style-name="Index_20_Link" text:visited-style-name="Index_20_Link">12 Lezione 22 - struttura e funzioni organo amministrativo<text:tab/>7</text:a></text:p>
          <text:p text:style-name="P3"><text:a xlink:type="simple" xlink:href="#__RefHeading___Toc1686_1530670052" text:style-name="Index_20_Link" text:visited-style-name="Index_20_Link">13 Lezione 23 – CDA ed organi delegati<text:tab/>7</text:a></text:p>
          <text:p text:style-name="P3"><text:a xlink:type="simple" xlink:href="#__RefHeading___Toc1688_1530670052" text:style-name="Index_20_Link" text:visited-style-name="Index_20_Link">14 Lezione 24 – rappresentanza della società<text:tab/>8</text:a></text:p>
          <text:p text:style-name="P3"><text:a xlink:type="simple" xlink:href="#__RefHeading___Toc1690_1530670052" text:style-name="Index_20_Link" text:visited-style-name="Index_20_Link">15 Lezione 25<text:tab/>8</text:a></text:p>
          <text:p text:style-name="P3"><text:a xlink:type="simple" xlink:href="#__RefHeading___Toc1692_1530670052" text:style-name="Index_20_Link" text:visited-style-name="Index_20_Link">16 Lezione 26 – dualistico e monistico<text:tab/>8</text:a></text:p>
          <text:p text:style-name="P4"><text:a xlink:type="simple" xlink:href="#__RefHeading___Toc1694_1530670052" text:style-name="Index_20_Link" text:visited-style-name="Index_20_Link">16.1 Dualistico<text:tab/>8</text:a></text:p>
          <text:p text:style-name="P4"><text:a xlink:type="simple" xlink:href="#__RefHeading___Toc1696_1530670052" text:style-name="Index_20_Link" text:visited-style-name="Index_20_Link">16.2 Monistico<text:tab/>9</text:a></text:p>
          <text:p text:style-name="P3"><text:a xlink:type="simple" xlink:href="#__RefHeading___Toc1698_1530670052" text:style-name="Index_20_Link" text:visited-style-name="Index_20_Link">17 Lezione 27 – modifica statuto<text:tab/>9</text:a></text:p>
          <text:p text:style-name="P3"><text:a xlink:type="simple" xlink:href="#__RefHeading___Toc1700_1530670052" text:style-name="Index_20_Link" text:visited-style-name="Index_20_Link">18 lezione 28<text:tab/>9</text:a></text:p>
          <text:p text:style-name="P4"><text:a xlink:type="simple" xlink:href="#__RefHeading___Toc1702_1530670052" text:style-name="Index_20_Link" text:visited-style-name="Index_20_Link">18.1 <text:s/>I sindaci<text:tab/>9</text:a></text:p>
          <text:p text:style-name="P4"><text:a xlink:type="simple" xlink:href="#__RefHeading___Toc1704_1530670052" text:style-name="Index_20_Link" text:visited-style-name="Index_20_Link">18.2 Revisore dei conti<text:tab/>10</text:a></text:p>
          <text:p text:style-name="P4"><text:a xlink:type="simple" xlink:href="#__RefHeading___Toc1706_1530670052" text:style-name="Index_20_Link" text:visited-style-name="Index_20_Link">18.3 Tribunale<text:tab/>10</text:a></text:p>
          <text:p text:style-name="P3"><text:a xlink:type="simple" xlink:href="#__RefHeading___Toc1708_1530670052" text:style-name="Index_20_Link" text:visited-style-name="Index_20_Link">19 Lezione 29 – modifiche capitale sociale<text:tab/>10</text:a></text:p>
          <text:p text:style-name="P4"><text:a xlink:type="simple" xlink:href="#__RefHeading___Toc1710_1530670052" text:style-name="Index_20_Link" text:visited-style-name="Index_20_Link">19.1 Aumento<text:tab/>10</text:a></text:p>
          <text:p text:style-name="P3"><text:a xlink:type="simple" xlink:href="#__RefHeading___Toc1712_1530670052" text:style-name="Index_20_Link" text:visited-style-name="Index_20_Link">20 Lezione 30 – riduzione del capitale sociale<text:tab/>10</text:a></text:p>
          <text:p text:style-name="P3"><text:a xlink:type="simple" xlink:href="#__RefHeading___Toc1714_1530670052" text:style-name="Index_20_Link" text:visited-style-name="Index_20_Link">21 Lezione 31 – obbligazioni<text:tab/>11</text:a></text:p>
          <text:p text:style-name="P3"><text:a xlink:type="simple" xlink:href="#__RefHeading___Toc1716_1530670052" text:style-name="Index_20_Link" text:visited-style-name="Index_20_Link">22 Lezione 31 – bilancio<text:tab/>11</text:a></text:p>
          <text:p text:style-name="P3"><text:a xlink:type="simple" xlink:href="#__RefHeading___Toc1718_1530670052" text:style-name="Index_20_Link" text:visited-style-name="Index_20_Link">23 Lezione 33 – soglimento spa e generale sapa<text:tab/>11</text:a></text:p>
          <text:p text:style-name="P3"><text:a xlink:type="simple" xlink:href="#__RefHeading___Toc1720_1530670052" text:style-name="Index_20_Link" text:visited-style-name="Index_20_Link">24 Lezione 34 – la trasformazione<text:tab/>12</text:a></text:p>
          <text:p text:style-name="P4"><text:a xlink:type="simple" xlink:href="#__RefHeading___Toc1722_1530670052" text:style-name="Index_20_Link" text:visited-style-name="Index_20_Link">24.1 OMOGENEA: procedimento<text:tab/>12</text:a></text:p>
          <text:p text:style-name="P4"><text:a xlink:type="simple" xlink:href="#__RefHeading___Toc1724_1530670052" text:style-name="Index_20_Link" text:visited-style-name="Index_20_Link">24.2 Responsabilità dei soci<text:tab/>12</text:a></text:p>
          <text:p text:style-name="P3"><text:a xlink:type="simple" xlink:href="#__RefHeading___Toc1726_1530670052" text:style-name="Index_20_Link" text:visited-style-name="Index_20_Link">25 Lezione 35 – fusione / scissione<text:tab/>12</text:a></text:p>
          <text:p text:style-name="P3"><text:a xlink:type="simple" xlink:href="#__RefHeading___Toc1728_1530670052" text:style-name="Index_20_Link" text:visited-style-name="Index_20_Link">26 Lezione 36 – srl<text:tab/>13</text:a></text:p>
          <text:p text:style-name="P3"><text:a xlink:type="simple" xlink:href="#__RefHeading___Toc1730_1530670052" text:style-name="Index_20_Link" text:visited-style-name="Index_20_Link">27 Lezione 37 – srl conferimenti e finanziamento dei soci<text:tab/>13</text:a></text:p>
          <text:p text:style-name="P3"><text:a xlink:type="simple" xlink:href="#__RefHeading___Toc1732_1530670052" text:style-name="Index_20_Link" text:visited-style-name="Index_20_Link">28 Lezione 38<text:tab/>14</text:a></text:p>
          <text:p text:style-name="P3"><text:a xlink:type="simple" xlink:href="#__RefHeading___Toc1734_1530670052" text:style-name="Index_20_Link" text:visited-style-name="Index_20_Link">29 Lezione 39<text:tab/>14</text:a></text:p>
          <text:p text:style-name="P3"><text:a xlink:type="simple" xlink:href="#__RefHeading___Toc1736_1530670052" text:style-name="Index_20_Link" text:visited-style-name="Index_20_Link">30 Lezione 40<text:tab/>14</text:a></text:p>
          <text:p text:style-name="P3"><text:a xlink:type="simple" xlink:href="#__RefHeading___Toc1738_1530670052" text:style-name="Index_20_Link" text:visited-style-name="Index_20_Link">31 Lezione 41<text:tab/>15</text:a></text:p>
          <text:p text:style-name="P3"><text:a xlink:type="simple" xlink:href="#__RefHeading___Toc1740_1530670052" text:style-name="Index_20_Link" text:visited-style-name="Index_20_Link"><text:soft-page-break/>32 Lezione 42<text:tab/>15</text:a></text:p>
          <text:p text:style-name="P3"><text:a xlink:type="simple" xlink:href="#__RefHeading___Toc1742_1530670052" text:style-name="Index_20_Link" text:visited-style-name="Index_20_Link">33 Lezione 43<text:tab/>15</text:a></text:p>
          <text:p text:style-name="P3"><text:a xlink:type="simple" xlink:href="#__RefHeading___Toc1744_1530670052" text:style-name="Index_20_Link" text:visited-style-name="Index_20_Link">34 Lezione 44<text:tab/>15</text:a></text:p>
          <text:p text:style-name="P3"><text:a xlink:type="simple" xlink:href="#__RefHeading___Toc1746_1530670052" text:style-name="Index_20_Link" text:visited-style-name="Index_20_Link">35 Lezione 45 – esclusione socio<text:tab/>15</text:a></text:p>
          <text:p text:style-name="P3"><text:a xlink:type="simple" xlink:href="#__RefHeading___Toc1748_1530670052" text:style-name="Index_20_Link" text:visited-style-name="Index_20_Link">36 Lezione 46<text:tab/>16</text:a></text:p>
          <text:p text:style-name="P3"><text:a xlink:type="simple" xlink:href="#__RefHeading___Toc168_1046217070" text:style-name="Index_20_Link" text:visited-style-name="Index_20_Link">37 Glossario<text:tab/>17</text:a></text:p>
        </text:index-body>
      </text:table-of-content>
      <text:p text:style-name="P5"/>
      <text:h text:style-name="P6" text:outline-level="1"><text:bookmark-start text:name="__RefHeading___Toc120_203374189"/>Introduzione<text:bookmark-end text:name="__RefHeading___Toc120_203374189"/></text:h>
      <text:p text:style-name="P7">Il diritto commerciale è l'insieme delle norme destinate a regolare l'organizzazione e l'attività</text:p>
      <text:p text:style-name="P7">dell'imprenditore, <text:span text:style-name="T1">indipendente e distinto dagli organi statutali, parte del diritto privato.</text:span></text:p>
      <text:p text:style-name="P8">Solo per soggetti che sono imprenditori 2082.</text:p>
      <text:p text:style-name="P8">iniziativa economica privata è libera. <text:span text:style-name="T2">Alla base il diritto della proprietà privata.</text:span></text:p>
      <text:p text:style-name="P8"/>
      <text:p text:style-name="P8"/>
      <text:h text:style-name="P9" text:outline-level="1"><text:bookmark-start text:name="__RefHeading___Toc166_1046217070"/>L’imprenditore<text:bookmark-end text:name="__RefHeading___Toc166_1046217070"/></text:h>
      <text:p text:style-name="P10">Ai sensi dell’articolo 2082 c.c. l’imprenditore è colui che esercita professionalmente una</text:p>
      <text:p text:style-name="P10">attività economica organizzata al fine della produzione o dello scambio di beni e/o di servizi. <text:span text:style-name="T3">Aumento utilità dei beni</text:span></text:p>
      <text:p text:style-name="P11"/>
      <text:h text:style-name="P12" text:outline-level="1"><text:bookmark-start text:name="__RefHeading___Toc1666_1530670052"/>Lezione 12 SPA<text:bookmark-end text:name="__RefHeading___Toc1666_1530670052"/></text:h>
      <text:p text:style-name="P13">Nella S.p.A. la partecipazione sociale è costituita da azioni. In ciò si distingue dalle S.r.l., le cui partecipazioni sociali sono costituite da quote che in alcun modo possono essere rappresentate da azioni.</text:p>
      <text:p text:style-name="P13">I caratteri essenziali della S.p.A. si possono così sintetizzare: l’ordinamento le riconosce personalità giuridica, gode di autonomia patrimoniale perfetta e la responsabilità patrimoniale dei soci è circoscritta alla partecipazione societaria, ha una organizzazione corporativa, le quote di partecipazione sono costituite dalle azioni.</text:p>
      <text:p text:style-name="P14">Nelle Srl sono quote nelle Spa sono azioni, parti omogenee e standardizzate dello sesso valore.</text:p>
      <text:p text:style-name="P14">Giuridica cioè soggetto di diritto distinto da i soci, propria organizzazione (corporativo).</text:p>
      <text:p text:style-name="P14">Totale indipendenza e autonomia della società da quello dei soci.</text:p>
      <text:p text:style-name="P14"><text:span text:style-name="T4">Importante </text:span>distinguere la società dai suoi soci come soggetto di diritto. <text:span text:style-name="T5">E’ la società ad essere qualificata come imprenditore, oggetto di applicazione del diritto di impresa, non i suoi soci.</text:span></text:p>
      <text:p text:style-name="P15"><text:span text:style-name="T6">I</text:span>l patrimonio della società è esclusivo di questa ed il patrimonio personale dei soci non costituisce garanzia sussidiaria per l’adempimento delle obbligazioni sociali. </text:p>
      <text:p text:style-name="P15">Delle obbligazioni contratte dalla società è responsabile la S.p.A. medesima. </text:p>
      <text:p text:style-name="P15">Per quanto riguarda i soci, il rischio d’impresa grava esclusivamente sulle partecipazioni da loro possedute (azioni).</text:p>
      <text:p text:style-name="P16">Presente disciplina per garantire il patrimonio sociale, necessari alcuni organi:l’assemblea, l’organo di gestione e l’organo di controllo.</text:p>
      <text:p text:style-name="P16">Ai soci alcun potere diretto amministrativo o di controllo, solo voto in assemblea.</text:p>
      <text:p text:style-name="P16">Ultimo dato giuridico tipico della S.p.A. è la partecipazione sociale costituita da azioni, dello stesso valore e standardizzate nei diritti. Garantita libera circolazione delle azioni.</text:p>
      <text:p text:style-name="P17">Vista la variabilità delle società S.p.a (solitamente medio-piccole con ristretti investitori) si notano tre sottotipi organizzativi: la società chiusa, la società che fa ricorso al mercato del capitale di rischio e la società quotata.</text:p>
      <text:p text:style-name="P18"><text:soft-page-break/>Le società quotate devono rispettare il TUF <text:span text:style-name="T7">(1998)</text:span>, più rigoroso rispetto alle non quotate.</text:p>
      <text:p text:style-name="P18">La chiusa NON usa capitale di rischio, quelle che usano capitale di rischio sono quotate e possono essere diffuse al pubblico (tipo 3).</text:p>
      <text:p text:style-name="P19"><text:span text:style-name="T8">1975 CONSOB (</text:span>Commissione nazionale per le società e la borsa<text:span text:style-name="T8">) garantire la completezza e la veridicità </text:span>dell’informazione societaria <text:span text:style-name="T8">e obbligo di bilancio certificato rilasciato da terzi. </text:span><text:span text:style-name="T9">I</text:span><text:span text:style-name="T8">l legislatore introduce le azioni </text:span>di risparmio, una categoria di azioni prive di diritto di voto e caratterizzate da una più alta remunerazione patrimoniale.</text:p>
      <text:p text:style-name="P20">Nel 2003 nasce la spa unipersonale a responsabilità limitata, <text:span text:style-name="T10">categorie di azioni e controllo sui amministrazione e conti.</text:span></text:p>
      <text:h text:style-name="P21" text:outline-level="1"><text:bookmark-start text:name="__RefHeading___Toc1668_1530670052"/>Lezione 13<text:bookmark-end text:name="__RefHeading___Toc1668_1530670052"/></text:h>
      <text:p text:style-name="P22">Per fare nascere l’azienda spa serve l’atto costitutivo controllato dal notaio iscritto al registro delle imprese. Lo statuto arricchisce l’atto costitutivo. <text:span text:style-name="T11">Quando è iscritta acquista personalità giuridica.</text:span></text:p>
      <text:h text:style-name="P23" text:outline-level="1"><text:bookmark-start text:name="__RefHeading___Toc1670_1530670052"/>Lezione 14<text:bookmark-end text:name="__RefHeading___Toc1670_1530670052"/></text:h>
      <text:p text:style-name="P24">Se il contratto presenta nullità (dichiarato dall’autorità giudiziaria) i contratti da quel momento in poi sono nulli e va in liquidazione. Sanabile se si elimina la causa di nullità.</text:p>
      <text:p text:style-name="P24">Mai possibile offrire come conferimento il lavoro di un socio. Se non sono soldi i conferimenti devono essere liberati alla sottoscrizione..</text:p>
      <text:p text:style-name="P24">Possibile prevedere prestazioni accessorie nei confronti dei soci, nominative e non cedibili, modificate solo con consenso unanime dei soci.</text:p>
      <text:h text:style-name="P25" text:outline-level="1"><text:bookmark-start text:name="__RefHeading___Toc1672_1530670052"/>Lezione 15<text:bookmark-end text:name="__RefHeading___Toc1672_1530670052"/></text:h>
      <text:p text:style-name="P26">Azione = capitale / numero in rapporto al totale delle azioni emesse.</text:p>
      <text:p text:style-name="P24">Ogni socio riceve un numero di azioni pari al suo ammontare versato nella società</text:p>
      <text:list text:style-name="L1">
        <text:list-item>
          <text:p text:style-name="P27">valore di emissione<text:tab/>= valore quando viene emessa (costituzione società o aumento val. sociale) possono essere emesse ad un valore superiore a quello nominale (sovrapprezzo) per riflettere il valore patrimoniale</text:p>
        </text:list-item>
        <text:list-item>
          <text:p text:style-name="P27">valore di bilancio<text:tab/>= valore risultante dal bilancio</text:p>
        </text:list-item>
        <text:list-item>
          <text:p text:style-name="P27">valore di mercato<text:tab/>= valore delle azioni di società quotate, riferimento al valore di listino</text:p>
        </text:list-item>
      </text:list>
      <text:p text:style-name="P28">L’azione è indivisibile. Ogni azione attribuisce i medesimi diritti.</text:p>
      <text:p text:style-name="P29">Art 2348 possibile creare categorie di azioni con diritti diversi. Uguaglianza relativa, azioni normali e speciali.</text:p>
      <text:h text:style-name="P30" text:outline-level="1"><text:bookmark-start text:name="__RefHeading___Toc1674_1530670052"/>Lezione 17<text:bookmark-end text:name="__RefHeading___Toc1674_1530670052"/></text:h>
      <text:p text:style-name="P31">Le azioni possono essere nominative o al portatore.</text:p>
      <text:p text:style-name="P31">Vige nel nostro ordinamento la nominatività obbligatoria dei titoli azionari, fatta eccezione per le azioni di risparmio. <text:span text:style-name="T12">Trasferiti mediante girata, adesso de materializzati.</text:span></text:p>
      <text:p text:style-name="P32">Se non ci sono limitazioni le azioni sono liberamente trasferibili <text:span text:style-name="T13">(es. no se con prestazioni accessorie senza consenso)</text:span>. <text:span text:style-name="T14">Possono esserci dei limiti dettati nello statuto/atto costitutivo.</text:span></text:p>
      <text:p text:style-name="P33"><text:soft-page-break/>Possibile introdurre clausola di prelazione e gradimento. <text:span text:style-name="T15">Possibile diritto di recesso per chi non approva le limitazioni e non si deve avere il socio “bloccato” con le azioni.</text:span></text:p>
      <text:p text:style-name="P34">La spa può acquistare le azioni proprie per stabilizzare il valore di mercato.</text:p>
      <text:h text:style-name="P35" text:outline-level="1"><text:bookmark-start text:name="__RefHeading___Toc1676_1530670052"/>Lezione 18 organi S.p.A.<text:bookmark-end text:name="__RefHeading___Toc1676_1530670052"/></text:h>
      <text:p text:style-name="P36">La S.p.A. ha un carattere corporativo, tre organi: </text:p>
      <text:list text:style-name="L2">
        <text:list-item>
          <text:p text:style-name="P37">l’assemblea dei soci, funzione deliberativa</text:p>
        </text:list-item>
        <text:list-item>
          <text:p text:style-name="P37">amministrativo, gestire l’impresa</text:p>
        </text:list-item>
        <text:list-item>
          <text:p text:style-name="P37">controllo interno, controllare sulla amministrazione della società.</text:p>
        </text:list-item>
      </text:list>
      <text:p text:style-name="P38"><text:span text:style-name="T16">I modelli dualistici e monistici sono stati introdotti nel 2003. </text:span><text:span text:style-name="T17">Sempre controllo contabile esterno</text:span></text:p>
      <text:p text:style-name="P38"><text:span text:style-name="T17"/></text:p>
      <table:table table:name="Tabella1" table:style-name="Tabella1">
        <table:table-column table:style-name="Tabella1.A"/>
        <table:table-column table:style-name="Tabella1.B"/>
        <table:table-column table:style-name="Tabella1.C"/>
        <table:table-column table:style-name="Tabella1.D"/>
        <table:table-column table:style-name="Tabella1.E"/>
        <table:table-header-rows>
          <table:table-row>
            <table:table-cell table:style-name="Tabella1.A1" office:value-type="string">
              <text:p text:style-name="Table_20_Heading">Sistema</text:p>
            </table:table-cell>
            <table:table-cell table:style-name="Tabella1.A1" office:value-type="string">
              <text:p text:style-name="Table_20_Heading">Organo deliberativo</text:p>
            </table:table-cell>
            <table:table-cell table:style-name="Tabella1.A1" office:value-type="string">
              <text:p text:style-name="Table_20_Heading">Organo esecutivo</text:p>
            </table:table-cell>
            <table:table-cell table:style-name="Tabella1.A1" office:value-type="string">
              <text:p text:style-name="Table_20_Heading">Organo di controllo interno</text:p>
            </table:table-cell>
            <table:table-cell table:style-name="Tabella1.A1" office:value-type="string">
              <text:p text:style-name="Table_20_Heading">Controllo contabile</text:p>
            </table:table-cell>
          </table:table-row>
        </table:table-header-rows>
        <table:table-row>
          <table:table-cell table:style-name="Tabella1.A1" office:value-type="string">
            <text:p text:style-name="Table_20_Contents">Tradizionale</text:p>
          </table:table-cell>
          <table:table-cell table:style-name="Tabella1.A1" office:value-type="string">
            <text:p text:style-name="Table_20_Contents">Assemblea dei soci</text:p>
          </table:table-cell>
          <table:table-cell table:style-name="Tabella1.A1" office:value-type="string">
            <text:p text:style-name="Table_20_Contents">Consiglio di amministrazione</text:p>
          </table:table-cell>
          <table:table-cell table:style-name="Tabella1.A1" office:value-type="string">
            <text:p text:style-name="Table_20_Contents">Collegio sindacale</text:p>
          </table:table-cell>
          <table:table-cell table:style-name="Tabella1.A1" office:value-type="string">
            <text:p text:style-name="Table_20_Contents">Revisore legale dei conti</text:p>
          </table:table-cell>
        </table:table-row>
        <table:table-row>
          <table:table-cell table:style-name="Tabella1.A1" office:value-type="string">
            <text:p text:style-name="Table_20_Contents">Dualistico</text:p>
          </table:table-cell>
          <table:table-cell table:style-name="Tabella1.A1" office:value-type="string">
            <text:p text:style-name="Table_20_Contents">Assemblea dei soci</text:p>
          </table:table-cell>
          <table:table-cell table:style-name="Tabella1.A1" office:value-type="string">
            <text:p text:style-name="Table_20_Contents">Consiglio di gestione</text:p>
          </table:table-cell>
          <table:table-cell table:style-name="Tabella1.A1" office:value-type="string">
            <text:p text:style-name="Table_20_Contents">Consiglio di sorveglianza</text:p>
          </table:table-cell>
          <table:table-cell table:style-name="Tabella1.A1" office:value-type="string">
            <text:p text:style-name="Table_20_Contents">Revisore legale dei conti</text:p>
          </table:table-cell>
        </table:table-row>
        <table:table-row>
          <table:table-cell table:style-name="Tabella1.A1" office:value-type="string">
            <text:p text:style-name="Table_20_Contents">Monistico</text:p>
          </table:table-cell>
          <table:table-cell table:style-name="Tabella1.A1" office:value-type="string">
            <text:p text:style-name="Table_20_Contents">Assemblea dei soci</text:p>
          </table:table-cell>
          <table:table-cell table:style-name="Tabella1.A1" office:value-type="string">
            <text:p text:style-name="Table_20_Contents">Consiglio di amministrazione</text:p>
          </table:table-cell>
          <table:table-cell table:style-name="Tabella1.A1" office:value-type="string">
            <text:p text:style-name="Table_20_Contents">Comitato per il controllo sulla gestione</text:p>
          </table:table-cell>
          <table:table-cell table:style-name="Tabella1.A1" office:value-type="string">
            <text:p text:style-name="Table_20_Contents">Revisore legale dei conti</text:p>
          </table:table-cell>
        </table:table-row>
      </table:table>
      <text:p text:style-name="P38"><text:span text:style-name="T17"/></text:p>
      <text:p text:style-name="P39">Nel caso in cui la società abbia emesso solamente azioni ordinarie, l’assemblea sarà unica, generale.</text:p>
      <text:p text:style-name="P39">Se la società ha differenti categorie di azioni alla assemblea generale si affiancheranno tante assemblee speciali quante azioni non ordinarie emesse.</text:p>
      <text:p text:style-name="P38"><text:span text:style-name="T18"/></text:p>
      <text:p text:style-name="P40">Assemblea:</text:p>
      <text:list text:style-name="L3">
        <text:list-item>
          <text:p text:style-name="P41">quorum costitutivo: per dare validità alla assemblea</text:p>
        </text:list-item>
        <text:list-item>
          <text:p text:style-name="P41">quorum deliberativo: per potere accettare o meno le delibere</text:p>
        </text:list-item>
      </text:list>
      <text:p text:style-name="P40">L’assemblea ordinaria e straordinaria hanno quorum diversi.</text:p>
      <text:h text:style-name="P42" text:outline-level="1"><text:bookmark-start text:name="__RefHeading___Toc1678_1530670052"/>Lezione 18<text:bookmark-end text:name="__RefHeading___Toc1678_1530670052"/></text:h>
      <text:p text:style-name="P43">Partecipa al voto solo chi ne ha diritto, non gli azionisti con azioni di risparmio.</text:p>
      <text:p text:style-name="P43">Se non quotata p<text:span text:style-name="T19">o</text:span>ssibile avere un rappresentante, se quotata segue disciplina a se.</text:p>
      <text:p text:style-name="P43">Se non quotata lo statuto può rimuovere la rappresentanza tramite rappresentante.</text:p>
      <text:p text:style-name="P43">Rappresentanza necessita forma scritta <text:span text:style-name="T20">o elettronica</text:span>, se con capitale a rischio SOLO per singola assemblea. Delega sempre revocabile. </text:p>
      <text:p text:style-name="P43">Rappresentanza regolata dal 2010 per norme comunitarie del 2007.</text:p>
      <text:p text:style-name="P44">Sollecitazione: domanda da promotori agli azionisti per votare alcune proposte in un certo modo con relative indicazioni. Il promotore effettua il voto per delega.</text:p>
      <text:p text:style-name="P44">Raccolta deleghe: associazione di azionisti che collaborano (solitamente piccoli azionisti).</text:p>
      <text:h text:style-name="P45" text:outline-level="1"><text:bookmark-start text:name="__RefHeading___Toc1680_1530670052"/><text:soft-page-break/>Lezione 20<text:bookmark-end text:name="__RefHeading___Toc1680_1530670052"/></text:h>
      <text:p text:style-name="P46">Assemblea presieduta da presidente indicato nello statuto e segretario, verifica della regolarità e svolgimento. Tutto verbalizzato. Non necessario il segretario se presente il notaio.</text:p>
      <text:p text:style-name="P46">Se non abbastanza informato oltre un terzo dei rappresentanti del capitale possibile rinvio non oltre 5gg. MAI voto segreto per identificare i conflitti di interesse e per diritto di recesso. Necessario individuare chi ha votato e come, possibile anche scrivere ciò che hanno detto i vari soci</text:p>
      <text:p text:style-name="P46">Se assemblea speciale necessario il notaio.</text:p>
      <text:p text:style-name="P46">Se socio con conflitto di interessi e la delibera è approvata con il suo voto (in maniera determinante) è impugnabile. <text:span text:style-name="T21">Se non quotata è oppugnabile solo se cagiona un danno alla società.</text:span></text:p>
      <text:p text:style-name="P47">Controllo anche dell’abuso della maggioranza.</text:p>
      <text:p text:style-name="P47">Esistono sindacati per i cui i soci si obbligano a concordare il voto, stabilità della condotta sociale. Durata ben definita per trasparenza, possibile uscire con preavviso di 180gg.</text:p>
      <text:h text:style-name="P48" text:outline-level="1"><text:bookmark-start text:name="__RefHeading___Toc1682_1530670052"/>Lezione 21<text:bookmark-end text:name="__RefHeading___Toc1682_1530670052"/></text:h>
      <text:p text:style-name="P47">Dal 2003 le delibere impugnabili possono essere nulle o annullabili, aggiunte le inesistenti perché non hanno i requisiti minimi.</text:p>
      <text:p text:style-name="P47">Art. 2377 annullabili, conformi alla legge ma non allo statuto.</text:p>
      <text:p text:style-name="P47">Possono opp<text:span text:style-name="T19">o</text:span>rsi solo i soci astenuti/assenti/contro, amministratori, consiglio di sorveglianza e collegio sindacale. Esistono percentuali minime per l’impugnazione. Ma<text:span text:style-name="T19">x</text:span> 90gg post delibera presso tribunale. Risarcimento se si reca danno a chi non può opporsi. <text:span text:style-name="T22">Possibile ripresentare una determina che rispetti la legge e lo statuto. Si mantengono i diritti acquisiti in buona fede dai terzi per esecuzione della delibera.</text:span></text:p>
      <text:p text:style-name="P49">Delibere assem<text:span text:style-name="T19">b</text:span>leari nulle (non singola delibera, tutta l’assemblea) art 2379. Oggetto sociale impossibile, ille<text:span text:style-name="T19">c</text:span>ito o contro normative. Es. verbale mancante. Delibere impugnabili entro 3 anni.</text:p>
      <text:h text:style-name="P50" text:outline-level="1"><text:bookmark-start text:name="__RefHeading___Toc1684_1530670052"/>Lezione 22 - <text:span text:style-name="T23">struttura e funzioni organo amministrativo</text:span><text:bookmark-end text:name="__RefHeading___Toc1684_1530670052"/></text:h>
      <text:p text:style-name="P51"><text:span text:style-name="T23">L</text:span>a gestione dell'impresa spetta agli amministratori, anche non soci, <text:span text:style-name="T23">perseguono l’oggetto sociale</text:span>. Se più persone formano il consiglio di amministrazione. Sistema COLLEGIALE, lo statuto può stabilire un massimo e un minimo numero di soci. Il cda sceglie il presidente se non nominato dall'assemblea.</text:p>
      <text:p text:style-name="P52">Se non quotato possibile amministratore singolo, se quotata più soci per rappresentare le minoranze.</text:p>
      <text:p text:style-name="P52">L’atto costitutivo prevede i primi amministratori, poi assem<text:span text:style-name="T19">b</text:span>lea ordinaria, massimo tre esercizi e possono essere rieletti e sempre revocati, se manca giusta causa risarcimento danni. Possibile per i soci il voto di lista. Dal 2012 per le quotate necessaria quota rosa. Gli amministratori devono essere onorabili e professionali, le quotate hanno ulteriori norme. Se cessa l’intero CDA si convoca subito l’assemblea e la gestione passa al collegio sindacale.</text:p>
      <text:h text:style-name="P53" text:outline-level="1"><text:bookmark-start text:name="__RefHeading___Toc1686_1530670052"/>Lezione 23 – CDA ed organi delegati<text:bookmark-end text:name="__RefHeading___Toc1686_1530670052"/></text:h>
      <text:p text:style-name="P52">Tutti gli amministratori gestiscono la societ<text:span text:style-name="T19">à</text:span>. <text:span text:style-name="T24">Il CDA ha un presidente tra i membri che coordina i lavori. Per la delibera necessaria la maggioranza degli amministratori. Vietata la rappresentanza. Anche le delibere del CDA possono essere nulle o impugnabili. Necessario notificare eventuali conflitti </text:span><text:soft-page-break/><text:span text:style-name="T24">di interesse. Necessario esporre motivi di convenienza della operazione. Necessari tutelare i te</text:span><text:span text:style-name="T19">r</text:span><text:span text:style-name="T24">zi per eventuali danni.</text:span></text:p>
      <text:p text:style-name="P54">Il CDA può dare compiti a comitati esecutivi o componenti, non tutte le operazioni possono essere delegabili.</text:p>
      <text:p text:style-name="P54">I sindaci devono partecipare alle riunioni del CDA, delibere annotate nel libro delle adunanze e delle delibere. Gli amministratori possono avere anche la rappresentanza della società. Può essere scelta l’operatività di amministratori con competenze definite. Il CDA non si libera degli obblighi con le deleghe, de diventa concorrente e deve sorvegliare. I delegati devono sempre rispondere e riferire agli amministratori. Agli amministratori restano obblighi e responsabilità anche se ci sono organi delegati cioè agire in modo informato.</text:p>
      <text:h text:style-name="P55" text:outline-level="1"><text:bookmark-start text:name="__RefHeading___Toc1688_1530670052"/>Lezione 24 – rappresentanza della società<text:bookmark-end text:name="__RefHeading___Toc1688_1530670052"/></text:h>
      <text:p text:style-name="P56">Rappresentanza =&gt; agire per nome e per conto della società. Non tutti gli amministratori sono dotati del potere di rappresentanza, <text:span text:style-name="T25">deve essere presente nella nomina e se congiunto o disgiunto</text:span>.</text:p>
      <text:p text:style-name="P56"><text:span text:style-name="T25">La rappresentanza è m</text:span>anifestare in modo vincolante per la società la volontà della società ai terzi. Attività esterna verso i terzi <text:span text:style-name="T25">il gestorio è interno alla società.</text:span></text:p>
      <text:p text:style-name="P57">Patto di tutela dei terzi, <text:span text:style-name="T26">obbligo della società.</text:span></text:p>
      <text:p text:style-name="P57">Gli amministratori sono responsabili civilmente verso:</text:p>
      <text:list text:style-name="L4">
        <text:list-item>
          <text:p text:style-name="P58">VERSO LA SOCIETÀ</text:p>
        </text:list-item>
        <text:list-item>
          <text:p text:style-name="P58">VERSO I CREDITORI SOCIALI</text:p>
        </text:list-item>
        <text:list-item>
          <text:p text:style-name="P58">VERSO I SINGOLI SOCI</text:p>
        </text:list-item>
      </text:list>
      <text:p text:style-name="P59">Devono agire con diligenza e professionalità, responsabili se causano danni da inosservanza dei doveri. Art 2393.</text:p>
      <text:h text:style-name="P60" text:outline-level="1"><text:bookmark-start text:name="__RefHeading___Toc1690_1530670052"/>Lezione 25<text:bookmark-end text:name="__RefHeading___Toc1690_1530670052"/></text:h>
      <text:p text:style-name="P59">Art 2394 Gli amministratori rispondono nei confronti dei terzi per inosservanza, possibile se il capitale sociale è insufficiente. Il danno diretto di terzi o socio è il presupposto di base, si deve provare la condotta illecita degli amministratori. Anche i collaboratori sono equiparati agli amministratori in caso di responsabilità (direttori generali). Le responsabilità degli amministratori sono anche degli amministratori di fatto (non hanno nomina formale).</text:p>
      <text:h text:style-name="P60" text:outline-level="1"><text:bookmark-start text:name="__RefHeading___Toc1692_1530670052"/>Lezione 26 – dualistico e monistico<text:bookmark-end text:name="__RefHeading___Toc1692_1530670052"/></text:h>
      <text:p text:style-name="P59">Nelle spa tradizionale il controllo è nominato dal CDA e , il cont<text:span text:style-name="T19">r</text:span>ollo è fatto dal collegio sindacale.</text:p>
      <text:h text:style-name="P61" text:outline-level="2"><text:bookmark-start text:name="__RefHeading___Toc1694_1530670052"/>Dualistico<text:bookmark-end text:name="__RefHeading___Toc1694_1530670052"/></text:h>
      <text:p text:style-name="P62">Il sistema dualistico <text:span text:style-name="T27">è formato dalla </text:span>presenza di un consiglio di gestione e di un consiglio di sorveglianza. La revisione dei conti è <text:span text:style-name="T27">di un <text:s/></text:span>revisore esterno.</text:p>
      <text:p text:style-name="P62">Il consiglio di gestione è corrispondente al consiglio di amministrazione tradizionale.</text:p>
      <text:p text:style-name="P62">Il consiglio di sorveglianza <text:span text:style-name="T27">ha </text:span><text:s/>funzioni del collegio sindacale <text:span text:style-name="T27">e</text:span> alcune funzioni dell’assemblea dei soci: la nomina e la revoca dei consiglieri di gestione, l’approvazione del bilancio di esercizio.</text:p>
      <text:p text:style-name="P63"><text:soft-page-break/>L’assemblea dei soci non nomina gli amministratori ne approva il bilancio, nomina il consiglio di sorveglianza. Almeno 3 persone nella sorveglianza, uno deve essere revisore legale. Max 3 anni rieleggibili, sempre revocabili da assemblea. Nominano il consiglio di gestione + bilancio. <text:span text:style-name="T28">Responsabili assieme al consiglio di gestione. Presidente del consiglio di sorveglianza nominato dai soci.</text:span></text:p>
      <text:p text:style-name="P64">Almeno due persone nel consiglio di gestione.</text:p>
      <text:p text:style-name="P63">Nel dualistico si distaccano gli azionisti e i gestori.</text:p>
      <text:h text:style-name="P65" text:outline-level="2"><text:bookmark-start text:name="__RefHeading___Toc1696_1530670052"/>Monistico<text:bookmark-end text:name="__RefHeading___Toc1696_1530670052"/></text:h>
      <text:p text:style-name="P64">Niente collegio sindacale, amministrazione e controllo svolte dal CDA e dal consiglio della gestione (formato DENTRO il CDA con funzioni del collegio sindacale). Almeno un controllore fa pa<text:span text:style-name="T19">r</text:span>te dei revisori dei conti, se capitale di rischio almeno 3 persone. Controllori nominati dai controllati, necessario che ci siano verifiche sulla indipendenza dei controllori stabiliti.</text:p>
      <text:h text:style-name="P66" text:outline-level="1"><text:bookmark-start text:name="__RefHeading___Toc1698_1530670052"/>Lezione 27 – modifica statuto<text:bookmark-end text:name="__RefHeading___Toc1698_1530670052"/></text:h>
      <text:p text:style-name="P64">Viene effettuato quando si cambiano clausole dell’atto costitutivo o nello statuto. NON SONO passaggi di azioni.</text:p>
      <text:p text:style-name="P64">Fatte dalla assemblea straordinaria, alcune modifiche possono essere date all’organo amministrativo (fusione). Controllo di legge dato a Notaio e iscrizione al registro d<text:span text:style-name="T19">e</text:span>lle imprese.</text:p>
      <text:p text:style-name="P64">Dal 2003 aumentate le clausole di recesso in caso di modifiche allo statuto, <text:span text:style-name="T29">solo chi non hanno approvato tali modifiche possono rescindere. Esempi di modifiche per recesso: cambiamento oggetto sociale, trasferimento sede, trasformazione società, eliminazione clausole di recesso, …</text:span></text:p>
      <text:p text:style-name="P67">Lo statuto può inserire ulteriori clausole di recesso. Se società a tempo indeterminato si può rescindere sempre con preavviso 180gg, max 1anno se allungato da statuto.</text:p>
      <text:p text:style-name="P67">Il socio deve mandare una raccomandata entro 15 gg dalla delibera, non si è più soci quando la quota viene rimborsata. Il r<text:span text:style-name="T19">i</text:span>mborso deve essere equo in base al valore dei beni e della società. Le azioni sono date ai soci rimanenti in proporzione, se non sono vendute è possibile venderle a terzi oppure a<text:span text:style-name="T19">c</text:span>quisto da parte della società. Se non disponibili riserve necessario diminuire il capitale sociale o sciogliere la società.</text:p>
      <text:p text:style-name="P67">I creditori possono opporsi allo scioglimento, si tutelano sempre i terzi</text:p>
      <text:h text:style-name="P68" text:outline-level="1"><text:bookmark-start text:name="__RefHeading___Toc1700_1530670052"/>lezione 28<text:bookmark-end text:name="__RefHeading___Toc1700_1530670052"/></text:h>
      <text:h text:style-name="Heading_20_2" text:outline-level="2"><text:bookmark-start text:name="__RefHeading___Toc1702_1530670052"/><text:s/>I sindaci<text:bookmark-end text:name="__RefHeading___Toc1702_1530670052"/></text:h>
      <text:p text:style-name="P69">Il collegio sindacale è l’organo di controllo interno delle S.p.A. tradizional<text:span text:style-name="T29">i</text:span>. <text:span text:style-name="T29">Vigilano s</text:span>ull’amministrazione della società. <text:span text:style-name="T29">Almeno 3, devono essere eletti sindaci supplenti. Uno effettivo e un supplente revisori dei conti. I primi nominati nell’atto costitutivo, uno eletto dai soci di minoranza. </text:span><text:span text:style-name="T30">Massimo 3 esercizi e revoca SOLO per giusta causa. Vigila su osservanza leggi e statuto e amministrazione. Possono ispezionare individualmente e controllare richiedendo notizie. Devono assistere alle riunioni del CDA e comitato esecutivo. Responsabili assieme agli amministratori.</text:span></text:p>
      <text:p text:style-name="P70">Sostituiscono gli amministratori in caso de<text:span text:style-name="T19">c</text:span>ada il CDA e si debba rinominarlo.</text:p>
      <text:h text:style-name="P71" text:outline-level="2"><text:bookmark-start text:name="__RefHeading___Toc1704_1530670052"/><text:soft-page-break/>Revisore dei conti<text:bookmark-end text:name="__RefHeading___Toc1704_1530670052"/></text:h>
      <text:p text:style-name="P72">Revisore esterno o iscritto all’albo. Verificano che la contabilità sia corretta. Esprimono un giudizio sul come è redatto il bilancio.</text:p>
      <text:h text:style-name="P71" text:outline-level="2"><text:bookmark-start text:name="__RefHeading___Toc1706_1530670052"/>Tribunale<text:bookmark-end text:name="__RefHeading___Toc1706_1530670052"/></text:h>
      <text:p text:style-name="P72">In caso di gravi inadempienze <text:span text:style-name="T19">i</text:span> soci possono fare intervenire il tribunale per il controllo della amministrazione, in casi gravi possono essere revocati. Può dare provvedimenti provvisori.</text:p>
      <text:h text:style-name="P73" text:outline-level="1"><text:bookmark-start text:name="__RefHeading___Toc1708_1530670052"/>Lezione 29 – modifiche capitale sociale<text:bookmark-end text:name="__RefHeading___Toc1708_1530670052"/></text:h>
      <text:p text:style-name="P70">Il capitale sociale può essere modificato in aumento o diminuzione, può essere usato per superare momenti di crisi. Una delle operazioni più significative.</text:p>
      <text:h text:style-name="P71" text:outline-level="2"><text:bookmark-start text:name="__RefHeading___Toc1710_1530670052"/>Aumento<text:bookmark-end text:name="__RefHeading___Toc1710_1530670052"/></text:h>
      <text:p text:style-name="P72">Solo se le azioni precedenti sono completamente liberate. Delibera l’assemblea straordinaria dei socim può essere delegato agli amministratori.</text:p>
      <text:list text:style-name="L5">
        <text:list-item>
          <text:p text:style-name="P74">Reale <text:span text:style-name="T31">(gratuito / nominale)</text:span>: <text:span text:style-name="T32">non vengono dati nuovi conferimenti, si spostano i capitali di varie riserve, non si possono usare le riserve legali se non oltre l’eccedenza del 20%. Si rende indisponibile tale capitale. Si aumenta il valore delle azioni in circolazione oppure create di nuove e date automaticamente e gratuitamente a chi le possiede.</text:span></text:p>
        </text:list-item>
        <text:list-item>
          <text:p text:style-name="P74">A Pagamento: apportati nuovi conferimenti alla società. <text:span text:style-name="T31">Se non interamente sottoscritto viene aumentato solo di tale parte. Almeno 25% subito alla sottoscrizione (solo denaro).</text:span></text:p>
        </text:list-item>
      </text:list>
      <text:p text:style-name="P75">Il diritto di opzione da diritto di sottoscrivere ai soci di avere precedenza di sottoscrizione in base alla percentuale di quote, per mantenere costante la partecipazione della società. Spettano anche a chi ha obbligazioni convertibili.</text:p>
      <text:h text:style-name="P76" text:outline-level="1"><text:bookmark-start text:name="__RefHeading___Toc1712_1530670052"/>Lezione 30 – riduzione del capitale sociale<text:bookmark-end text:name="__RefHeading___Toc1712_1530670052"/></text:h>
      <text:p text:style-name="P77">Il minimo resta 50.000€, anche in questo caso può essere reale o nominale. La riduzione può avvenire liberando i conferimenti ancora dovuti, rimborsando i capitali o acquistando le azioni proprie e poi annullandole (trattando con equità gli azionisti). <text:span text:style-name="T33">I terzi possono opporsi.</text:span></text:p>
      <text:p text:style-name="P64">Riduzione nominale: meramente nominale. Non comporta riduzione del patrimonio sociale, già si è verificata causa perdite.</text:p>
      <text:p text:style-name="P78">Se la perdita è oltre il terzo la riduzione del capitale sociale è obbligatoria, gli utili non possono essere distribuiti fino al reintegro.</text:p>
      <text:p text:style-name="P78">Se la perdita è oltre il terzo del capitale e scende sotto i 50K o viene reintegrato dai soci oppure la società si trasforma o si scioglie.</text:p>
      <text:p text:style-name="P78">Art 2430 necessario accantonare il 5% degli utili fino a che non si raggiunge il 20% del capitale sociale, autofinanziamento obbligatorio.</text:p>
      <text:h text:style-name="Heading_20_1" text:outline-level="1"><text:bookmark-start text:name="__RefHeading___Toc1714_1530670052"/><text:soft-page-break/>Lezione 31 – obbligazioni<text:bookmark-end text:name="__RefHeading___Toc1714_1530670052"/></text:h>
      <text:p text:style-name="P79">Strumento di raccolta del capitale assimilabile al mutuo, credito nei confronti della società. Finanziamento richiesto a terzi. Non da qualità di socio, solo dell’interesse. Presenti di vario tipo (warrant, partecipative, indicizzate, …). La società può emettere obbligazioni al massimo per il doppio del capitale sociale. Se si emettono obbligazioni si ha l’obbligo di mantenere il limite e quindi sulla riduzione del capitale sociale. Se la riduzione è obbligatoria non si possono emettere obbligazioni fino a che il capitale totale non ha lo stesso valore della metà delle obbligazioni.</text:p>
      <text:p text:style-name="P80">La decisione è presa dagli amministratori. Delibera della assemblea straordinaria, delega agli amministratori max 5 anni. Il capitale sociale deve essere totalmente versato.</text:p>
      <text:p text:style-name="P80">Le obbligazioni convertibili devono essere dati in precedenza a azionisti e chi ha altre obbligazioni convertibili, l’azienda può decidere come e se convertire l’obbligazione in azioni e le varie condizioni. Deve esserci anche un aumento di capitale per tali obblighi di conversione.</text:p>
      <text:p text:style-name="P80">Gli obbligazionisti hanno l’assemblea degli obbligazionisti che li rappresenta, importante per le modifiche delle condizioni sui prestiti (necessarie condizioni oggettive).</text:p>
      <text:h text:style-name="P81" text:outline-level="1"><text:bookmark-start text:name="__RefHeading___Toc1716_1530670052"/>Lezione 31 – bilancio<text:bookmark-end text:name="__RefHeading___Toc1716_1530670052"/></text:h>
      <text:p text:style-name="P80">Situazione p<text:span text:style-name="T19">a</text:span>trimoniale in chiaro e utili/perdite. <text:span text:style-name="T34">Corretta valutazione di utili e perdite e della situazione patrimoniale. Spesso necessario per delibere. Ci sono regole comuni per redarlo. Situazione di competenza non di cassa, tutti i proventi e gli oneri. Si devono mantenere sempre gli stessi criteri per mantenere la leggibilità.</text:span></text:p>
      <text:p text:style-name="P80">Il bilancio è costituito da stato patrimoniale, conto economico e nota integrativa, <text:span text:style-name="T34">dal <text:s/>2005 si aggiunge </text:span>il rendiconto finanziario.</text:p>
      <text:p text:style-name="P82">Lo stato patrimoniale è la sintetizzazione del patrimonio sociale attuale.</text:p>
      <text:p text:style-name="P82">Il conto economico è il riassunto delle operazioni di tipo economico, costi e ricavi dell’anno.</text:p>
      <text:p text:style-name="P82">Il rendiconto finanziario è il documento informativo contabile, flussi finanziari della società. Per accertare i flussi e come è stata ottenuta tale liquidità.</text:p>
      <text:p text:style-name="P82">La nota integrativa da maggiori informazioni sulle voci del bilancio, gestione e prospettive della società</text:p>
      <text:p text:style-name="P82">Almeno una volta l’anno l’assembla deve deliberare per accettare il bilancio. Gli amministratori devono redigere il bilancio senza deleghe. L’assemblea può accettarlo, respingerlo o modificarlo se ha il consenso degli amministratori.</text:p>
      <text:h text:style-name="P83" text:outline-level="1"><text:bookmark-start text:name="__RefHeading___Toc1718_1530670052"/>Lezione 33 – <text:span text:style-name="T35">soglimento spa e generale sapa</text:span><text:bookmark-end text:name="__RefHeading___Toc1718_1530670052"/></text:h>
      <text:p text:style-name="P84">Vi sono vari motivi es decorso termine o oggetto sociale impossibile, capitale sociale insufficiente, assemblea inattiva… Accertata una causa gli amministratori la iscrivono nel registro delle imprese e va in liquidazione, si nominano i liquidatori (ass. straordinaria) e si pagano i creditori e si dividono eventuali utili.</text:p>
      <text:p text:style-name="P84">Possibile sempre revocare la liquidazione se non si oppongono terzi, i soci possono esercitare recesso. I liquidatori devono essere processionali e possono compiere tutto ciò necessario per liquidare l’azienda, non si dividono gli utili se non è possibile rimborsare tutti i creditori. Responsabili di inadempienze. Dopo la liquidazione devono redigere il bilancio finale. Se i terzi non sono soddisfatti <text:soft-page-break/>possono vantare credito rispetto ai soci. I beni non divisi sono in comproprietà tra i soci.</text:p>
      <text:p text:style-name="P84">La società in accomandita per azioni Sapa, due soci, accomandatari e accomandanti. Partecipazione formata da azioni, l’accomandatario è illimitatamente responsabile per le obbligazioni sociali, sono automaticamente amministratori della società. Stesse norme della spa. Nella denominazione almeno un socio accomandatario. Possibilità dei creditori di rifarsi sul patrimonio dei soci accomandatari.</text:p>
      <text:h text:style-name="P85" text:outline-level="1"><text:bookmark-start text:name="__RefHeading___Toc1720_1530670052"/>Lezione 34 – la trasformazione<text:bookmark-end text:name="__RefHeading___Toc1720_1530670052"/></text:h>
      <text:p text:style-name="P86">Modifica da una società di capitali ad un’altra, si cambia modello di organizzazione societaria.</text:p>
      <text:p text:style-name="P86">Dal 2003 si hanno meno limiti. </text:p>
      <text:list text:style-name="L6">
        <text:list-item>
          <text:p text:style-name="P87">Trasformazione omogenea: la società passa ad un altro tipo di società lucrativa. Modifica del contratto sociale. Proseguono i rapporti giuridici, si adegua l’azienda alle nuove esigenze.</text:p>
        </text:list-item>
        <text:list-item>
          <text:p text:style-name="P87">Trasformazione eterogenea: passaggio da società di persone a capitali e viceversa art 2500<text:line-break/>Non possibile cambiare una società cooperativa a lucrativa. Ha effetto dopo 60gg dell’ultimo adempimento pubblicitario e si deve pagare i creditori contro tale modifica. Possibile opposizione dei terzi.</text:p>
        </text:list-item>
      </text:list>
      <text:h text:style-name="Heading_20_2" text:outline-level="2"><text:bookmark-start text:name="__RefHeading___Toc1722_1530670052"/>OMOGENEA: procedimento<text:bookmark-end text:name="__RefHeading___Toc1722_1530670052"/></text:h>
      <text:p text:style-name="P88">Presa con consenso della maggioranza dei soci, se non approvata possibile richiedere il diritto di recesso. Se è una SPA necessita l’assembla straordinaria. Se spa quotata i soci diventano illimitatamente responsabili. Forma di atto pubblico controllata dal notaio. Dal 2003 possibile regredire da capitali a società di persone (resp<text:span text:style-name="T19">onsabilità</text:span> illimitata anche anteriormente alla trasformazione).</text:p>
      <text:h text:style-name="P89" text:outline-level="2"><text:bookmark-start text:name="__RefHeading___Toc1724_1530670052"/>Responsabilità dei soci<text:bookmark-end text:name="__RefHeading___Toc1724_1530670052"/></text:h>
      <text:p text:style-name="P90">Si passa da illimitata a limitata e viceversa. La responsabilità limitata però non ha effetto retroattivo, quindi respojsabili per contratti anteriori alla trasformazione. In caso inverso la responsabilità diventa illimitata anche per obbligazioni anteriori alla trasformazione.</text:p>
      <text:h text:style-name="Heading_20_1" text:outline-level="1"><text:bookmark-start text:name="__RefHeading___Toc1726_1530670052"/>Lezione 35 – fusione / scissione<text:bookmark-end text:name="__RefHeading___Toc1726_1530670052"/></text:h>
      <text:p text:style-name="Text_20_body">Fusione: unione di due o più società in una, si può formare una nuova società oppure incorporarsi ad una già esistente. Si concentrano i patrimoni e si unificano le attività. Si passano i rapporti con i terzi.</text:p>
      <text:p text:style-name="Text_20_body">La fusione è una modifica del contratto sociale e non si estingue. Non possibile per azioni in liquidazione con già distribuito l’attivo. Gli amministratori delle società devono creare un progetto di fusione indicando i dati delle aziende e il nuovo atto costitutivo della società <text:span text:style-name="T36">indicando il </text:span><text:span text:style-name="T37">rapporto di cambio quote</text:span><text:span text:style-name="T38"> e altri dati (come vantaggi etc…). </text:span><text:span text:style-name="T39">Art 2501</text:span></text:p>
      <text:p text:style-name="P91">3 Fasi:</text:p>
      <text:list text:style-name="L7">
        <text:list-item>
          <text:p text:style-name="P92">predisposizione del progetto</text:p>
        </text:list-item>
        <text:list-item>
          <text:p text:style-name="P92">delibera di fusione</text:p>
        </text:list-item>
        <text:list-item>
          <text:p text:style-name="P92">atto di fusione</text:p>
        </text:list-item>
      </text:list>
      <text:p text:style-name="P93"><text:span text:style-name="T38">l</text:span><text:span text:style-name="T40">a fusione è decisa se entrambe le società approvano il progetto e non ci sono opposizioni e si paghino i creditori contro la fusione. Deve essere un atto pubblico fatto dal notaio.</text:span></text:p>
      <text:p text:style-name="P93"><text:soft-page-break/>La fusione è definitiva quando si determina l’ultima iscrizione prevista nel registro delle imprese. I soci non sono liberati da responsabilità illimitate. Necessario risarcire i terzi danneggiati dalla fusione e rimborsare i contrari. Si cerca sempre di tutelare i terzi.</text:p>
      <text:p text:style-name="P93"><text:span text:style-name="T41">La scissione</text:span>: Patrimonio trasferito ad altre società (tutto o in parte) a altre società (anche nuove). Con assegnazione dei soci di azioni delle aziende beneficiarie. Non è un conferimento di azienda in società. Inizialmente regolata nel 1991. Non possono essere scisse aziende in liquidazione con distribuzione dell'attivo. Progetto elaborato dagli amministratori indicando cosa dare alle varie società e indicando la distribuzione delle varie azioni/quote nelle nuove società. Si ricalca la fusione dando ai soci i parametri per stimare come il loro patrimonio cambierà e se accettano o meno la nuova divisione. Nel caso non siano proporzionali possibile il recesso. Le società sono responsabili dei debiti della società scissa in base alla quota del patrimonio assegnato.</text:p>
      <text:h text:style-name="P94" text:outline-level="1"><text:bookmark-start text:name="__RefHeading___Toc1728_1530670052"/>Lezione 36 – srl<text:bookmark-end text:name="__RefHeading___Toc1728_1530670052"/></text:h>
      <text:p text:style-name="P95">Derivazione tedesca nata nel 1942 due elementi fondamentali:</text:p>
      <text:list text:style-name="L8">
        <text:list-item>
          <text:p text:style-name="P96">responsabilità dei soci limitata alla quota di conferimento</text:p>
        </text:list-item>
        <text:list-item>
          <text:p text:style-name="P96">le quote di partecipazione non sono azioni ma quote</text:p>
        </text:list-item>
      </text:list>
      <text:p text:style-name="P95">Stampo corporativo, è per<text:span text:style-name="T42">ò</text:span> dov<text:span text:style-name="T42">er</text:span>oso tra soci e amministratori ma entrambi lavorano assieme. Modeste dimensioni di impresa. Non si rinuncia ad amministrare l’impresa ma si limita la responsabilità propria.</text:p>
      <text:p text:style-name="P95">Nel 2001 sono presentate <text:s/>un complesso di norme sul principio della rilevanza centrale del socio e dei rapporti tra i soci. Ampia autonomia statutaria. Riconosciuta la libertà di riforme organizzative e rapporti con i terzi. Organi di controllo e trasferimento delle quote. Importante l’autonomia, poche norme non derogabili in modo da decidere al meglio il modello societario.</text:p>
      <text:p text:style-name="P95">L’atto costitutivo è un sistema di regole che descrivono la società e l’attività di impresa, solo elementi essenziali. Lo statuto sono pattuizioni per regolare la società e definirne il funzionamento, se incongruenti con atto costitutivo la priorità è dello statuto.</text:p>
      <text:p text:style-name="P97">L’atto costitutivo deve essere sotto forma di atto pubblico. Capitale minimo 10k, anche se ci sono casi dove si arriva ad 1€.</text:p>
      <text:p text:style-name="P97">Il controllo dell’atto costitutivo è dato al notaio e se compatibile con la legge.</text:p>
      <text:h text:style-name="P98" text:outline-level="1"><text:bookmark-start text:name="__RefHeading___Toc1730_1530670052"/>Lezione 37 – srl conferimenti e finanziamento dei soci<text:bookmark-end text:name="__RefHeading___Toc1730_1530670052"/></text:h>
      <text:p text:style-name="P99">Conferimenti oltre a beni anche prestazione d’opera. Art 2464. Se in natura necessaria valutazione del bene da esperto. La prestazione d’opera ok se prevista da statuto, necessaria fideiussione bancaria o assicurazione verso la società o con del danaro. Se non provvede possibile vendita della quota ad altri</text:p>
      <text:p text:style-name="P99">e esclusione socio inadempiente.</text:p>
      <text:p text:style-name="P99">Possibile per i soci dare beni oltre al capitale sociale per perseguire l’attività, possibile creare un credito verso il socio o aumento del capitale sociale, <text:span text:style-name="T43">sussistono norme per evitare squilibri tra indebitamento verso i soci e capitale sociale per tutelare i terzi. Prima si devono rimborsare i terzi, poi i soci</text:span></text:p>
      <text:h text:style-name="P100" text:outline-level="1"><text:bookmark-start text:name="__RefHeading___Toc1732_1530670052"/><text:soft-page-break/>Lezione 38<text:bookmark-end text:name="__RefHeading___Toc1732_1530670052"/></text:h>
      <text:p text:style-name="P101">TENDENZIALE ABBANDONO DELLA NOZIONE Dl QUOTA A FAVORE Dl QUELLA Dl PARTECIPAZIONE</text:p>
      <text:p text:style-name="P101">Configurazione del socio come titolare di una partecipazione, non solo di un titolo.</text:p>
      <text:p text:style-name="P102">NON SONO MAI AZIONI.</text:p>
      <text:p text:style-name="P102">Le quote sono tante quanto i soci, bene patrimoniale. Un socio una quota. La quota non è usabile come strumento finanziario è una partecipazione, amministratori.</text:p>
      <text:p text:style-name="P102">Possibile dare ai soci diritti particolari (amministrativi) e distribuzione degli utili, consenso di tutti i soci, <text:span text:style-name="T44">interesse della società e del socio (la società giova di un buona amministratore). Non sono sulla quota ma sul socio.</text:span></text:p>
      <text:p text:style-name="P103">Si hanno diritti perché soci come tali o perché ho una certa partecipazione.</text:p>
      <text:p text:style-name="P103">I diritti speciali possono essere modificati a maggioranza (se nello statuto) anche senza consenso del socio. Diritto di recesso se non si è d’accordo. Il trasferimento comporta una approvazione di tutti i soci.</text:p>
      <text:p text:style-name="P103">La quota è indivisibile, e possibile darla in compartecipazione.</text:p>
      <text:p text:style-name="P102"/>
      <text:h text:style-name="P104" text:outline-level="1"><text:bookmark-start text:name="__RefHeading___Toc1734_1530670052"/>Lezione 39<text:bookmark-end text:name="__RefHeading___Toc1734_1530670052"/></text:h>
      <text:p text:style-name="P103">Le quote sono trasferibili se non negato dallo statuto (con diritto di recesso). Le quote sono trasferibili, i soci decidono come e se limitare la circolazione (ampia libertà del modello srl), possibile limitare a solo alcuni soggetti. <text:span text:style-name="T45">Es mero gradimento dove i soci approvano chi accettare, sempre possibile chiedere il diritto di recesso per non essere bloccati dalle quote (eccetto che non sia gradimento motivato). </text:span></text:p>
      <text:p text:style-name="P103">Si ha il diritto di recesso se ci sono clausole che non permettono di ricevere l'intero valore delle quote</text:p>
      <text:p text:style-name="P105">La clausola di consolidamento alla morte del socio gli altri prendono la quota e danno agli eredi il valore in danaro.</text:p>
      <text:h text:style-name="P106" text:outline-level="1"><text:bookmark-start text:name="__RefHeading___Toc1736_1530670052"/>Lezione 40<text:bookmark-end text:name="__RefHeading___Toc1736_1530670052"/></text:h>
      <text:p text:style-name="P107">Trasferimento partecipazione srl:</text:p>
      <text:list text:style-name="L9">
        <text:list-item>
          <text:p text:style-name="P108">1942: esisteva il sistema di libera circolazione solo iscrizione dell'atto nel libro dei soci. Niente sistema formale</text:p>
        </text:list-item>
        <text:list-item>
          <text:p text:style-name="P108">1993: antiriciclaggio la circolazione delle partecipazione deve essere in modo di pubblicità. Scrittura privata autenticata + registro imprese e libro soci. Irrisolto il fenomeno del conflitto dell'acquisto di più acquirenti della stessa partecipazione (si usava la prima data certa) </text:p>
        </text:list-item>
        <text:list-item>
          <text:p text:style-name="P108">2003: art 2470 se la quota è venduta a più persone la <text:span text:style-name="T46">prima</text:span> in <text:span text:style-name="T46">buona fede</text:span> che si iscrive nel <text:span text:style-name="T46">registro delle imprese</text:span></text:p>
        </text:list-item>
      </text:list>
      <text:p text:style-name="P105">Gli amministratori devono verificare che si rispettino le leggi e chi ha o meno il diritto di votare e partecipare in assemblea.</text:p>
      <text:p text:style-name="P105">Dal 2008 soppresso il libro soci reintegrabile.</text:p>
      <text:p text:style-name="P105">Se si trasferisce la quota e un creditore richiede soldi prima si va da chi la ha acquistata e poi ex socio <text:soft-page-break/>max 3 anni di responsabilità per l’alienante.</text:p>
      <text:h text:style-name="P106" text:outline-level="1"><text:bookmark-start text:name="__RefHeading___Toc1738_1530670052"/>Lezione 41<text:bookmark-end text:name="__RefHeading___Toc1738_1530670052"/></text:h>
      <text:p text:style-name="P109">La quota può essere messa per usufrutto o pegno art 2471.</text:p>
      <text:p text:style-name="P109">DIVIETO ASSOLUTO DI A<text:span text:style-name="T19">C</text:span>QUISTO DA PARTE DELLA SRL DELLE PROPRIE QUOTE.</text:p>
      <text:p text:style-name="P109">La quota può essere espropriata, pignorata. Notifica alla società e al debitore, valida al momento della notifica alle parti (anche solo una parte della quota).</text:p>
      <text:h text:style-name="P110" text:outline-level="1"><text:bookmark-start text:name="__RefHeading___Toc1740_1530670052"/>Lezione 42<text:bookmark-end text:name="__RefHeading___Toc1740_1530670052"/></text:h>
      <text:p text:style-name="P109">Possibile modellare ampiamente le clausole di recesso. Dal 2003 c’è solo la tutela delle minoranze e soci finanziatori.</text:p>
      <text:p text:style-name="P109">Impossibile avere diritto di recesso “ad nutum” cioè senza buona causa ed in qualsiasi momento, al massimo a personam.</text:p>
      <text:p text:style-name="P109">Possibile prevedere diritto di recesso per giusta causa generica.</text:p>
      <text:p text:style-name="P109">Art 2473 recessi: da statuto, legali (mai derogabili es oggetto sociale, sede, fusione, clausole recesso…)</text:p>
      <text:p text:style-name="P111">Impossibile derogare a liquidazione e validazione, sempre giusto valore e compenso. Anche qui definibile da statuto.</text:p>
      <text:p text:style-name="P111">Se a durata illimitata ok recesso con preavviso 180gg.</text:p>
      <text:p text:style-name="P111">Niente recesso parziale.</text:p>
      <text:h text:style-name="P112" text:outline-level="1"><text:bookmark-start text:name="__RefHeading___Toc1742_1530670052"/>Lezione 43<text:bookmark-end text:name="__RefHeading___Toc1742_1530670052"/></text:h>
      <text:p text:style-name="P113">Il valore della quota è determinata tenendo conto del suo valore di mercato al momento della dichiarazione di recesso. Compreso redditi ed altro, non è solo la valutazione del patrimonio della società. Liquidata entro 180gg, gli amministratori devono effettuare i vari controlli.</text:p>
      <text:h text:style-name="P114" text:outline-level="1"><text:bookmark-start text:name="__RefHeading___Toc1744_1530670052"/>Lezione 44<text:bookmark-end text:name="__RefHeading___Toc1744_1530670052"/></text:h>
      <text:p text:style-name="P113">Il recesso si completa con la liquidazione, solo in quel momento cessa definitivamente dalla società.</text:p>
      <text:p text:style-name="P113">Il recesso non è effettuabile se la società elimina la delibera o si scioglie.</text:p>
      <text:p text:style-name="P113">Dal 2003 i criteri di valutazione devono essere fatti a valore di mercato, la quota può essere acquistata dagli altri soci (proporzionalità), sempre definibile nello statuto.</text:p>
      <text:p text:style-name="P113">Un terzo può acquistare la quota rispettando il gradimento.</text:p>
      <text:p text:style-name="P113">La quota se non acquistata dagli altri soci è rimborsata con i fondi disponibili, usabili tutte le riserve anche riducendo il capitale sociale.</text:p>
      <text:h text:style-name="P114" text:outline-level="1"><text:bookmark-start text:name="__RefHeading___Toc1746_1530670052"/>Lezione 45 – esclusione socio<text:bookmark-end text:name="__RefHeading___Toc1746_1530670052"/></text:h>
      <text:p text:style-name="P113">Art 2473 ampia autonomia rispetto ipotesi nello statuto per escludere il socio. Necessario indicare correttamente tutte le cause, non la generica. <text:span text:style-name="T47">Efficace da quando è comunicata, es se moroso.</text:span></text:p>
      <text:p text:style-name="P113">Giusta causa: alterazione del rapporto di fiducia tra soci o che può compromettere il rapporto.</text:p>
      <text:p text:style-name="P115"><text:soft-page-break/>Sempre motivare al socio che poi può opporsi attraverso un tribunale.</text:p>
      <text:p text:style-name="P115">L’escluso ha il diritto del rimborso della quota, non è possibile in questo caso ridurre il capitale.</text:p>
      <text:h text:style-name="P116" text:outline-level="1"><text:bookmark-start text:name="__RefHeading___Toc1748_1530670052"/>Lezione 46<text:bookmark-end text:name="__RefHeading___Toc1748_1530670052"/></text:h>
      <text:p text:style-name="P115">Possibile nominare terzi come amministratori, anche a tempo indeterminato</text:p>
      <text:p text:style-name="P115">Amministratori anche rappresentanti.</text:p>
      <text:p text:style-name="P115">2477 prevede collegio sindacale, vigilare sulla osservanza di leggi e amministrazione.</text:p>
      <text:h text:style-name="P117" text:outline-level="1"><text:bookmark-start text:name="__RefHeading___Toc168_1046217070"/>Glossario<text:bookmark-end text:name="__RefHeading___Toc168_1046217070"/></text:h>
      <text:list text:style-name="L10">
        <text:list-item>
          <text:p text:style-name="P118">Il capitale sociale è il valore monetario dei conferimenti apportati dai soci e si identifica all’inizio dell’esercizio d’impresa con il patrimonio sociale <text:span text:style-name="T48">(il patrimonio si arricchirà con il tempo)</text:span></text:p>
        </text:list-item>
        <text:list-item>
          <text:p text:style-name="P119"><text:span text:style-name="T8">CONSOB: </text:span>Commissione nazionale per le società e la bors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20%" fo:text-align="start" style:justify-single-word="false" fo:orphans="0" fo:widows="0" fo:hyphenation-ladder-count="no-limit" fo:hyphenation-keep="auto" loext:hyphenation-keep-type="column" style:punctuation-wrap="simple" style:writing-mode="lr-tb"/>
      <style:text-properties style:use-window-font-color="true" loext:opacity="0%" style:font-name="Liberation Sans" fo:font-family="'Liberation Sans'" style:font-family-generic="roman" style:font-pitch="variable" fo:font-size="11pt" fo:language="en" fo:country="US" style:letter-kerning="true" style:font-name-asian="Droid Sans Fallback" style:font-family-asian="'Droid Sans Fallback'" style:font-family-generic-asian="system" style:font-pitch-asian="variable" style:font-size-asian="11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20%"/>
      <style:text-properties fo:language="it" fo:country="IT" officeooo:rsid="0054e5ca" style:language-asian="zh" style:country-asian="CN" style:language-complex="hi" style:country-complex="IN"/>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ab-stops/>
      </style:paragraph-properties>
      <style:text-properties fo:color="#2185c5" loext:opacity="100%" fo:font-size="16pt" fo:font-weight="bold" style:font-size-asian="16pt" style:font-weight-asian="bold" style:font-size-complex="18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2594da" loext:opacity="100%" fo:font-size="15pt" fo:font-weight="bold" style:font-size-asian="15pt" style:font-weight-asian="bold" style:font-size-complex="16pt"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2594da" loext:opacity="100%" fo:font-size="14pt" fo:font-weight="bold" style:font-size-asian="14pt" style:font-weight-asian="bold" style:font-size-complex="14pt"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2594da" loext:opacity="100%" fo:font-size="13pt" fo:font-style="italic" fo:font-weight="bold" style:font-size-asian="13pt" style:font-style-asian="italic" style:font-weight-asian="bold" style:font-size-complex="13.5pt"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color="#2594da" loext:opacity="100%" fo:font-size="12pt" fo:font-weight="bold" style:font-size-asian="12pt" style:font-weight-asian="bold" style:font-size-complex="12pt" style:font-weight-complex="norm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start" style:justify-single-word="false" fo:padding-left="0in" fo:padding-right="0in" fo:padding-top="0in" fo:padding-bottom="0.0138in" fo:border-left="none" fo:border-right="none" fo:border-top="none" fo:border-bottom="0.99pt solid #2185c5">
        <style:tab-stops/>
      </style:paragraph-properties>
      <style:text-properties fo:color="#3e454c" loext:opacity="100%" fo:font-size="25pt" fo:font-weight="normal" style:font-size-asian="25pt" style:font-weight-asian="normal" style:font-size-complex="28pt"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de" style:family="paragraph" style:parent-style-name="Standard">
      <loext:graphic-properties draw:fill="solid" draw:fill-color="#fff6e5"/>
      <style:paragraph-properties fo:margin-top="0.0598in" fo:margin-bottom="0in" style:contextual-spacing="false" fo:line-height="100%" fo:background-color="#fff6e5" fo:padding="0.0417in" fo:border="0.26pt solid #ff7f66" style:shadow="none">
        <style:tab-stops/>
      </style:paragraph-properties>
      <style:text-properties fo:color="#3e454c" loext:opacity="100%" style:font-name="Courier 10 Pitch" fo:font-family="'Courier 10 Pitch'" style:font-family-generic="roman" style:font-pitch="variable" fo:font-size="10pt" style:font-size-asian="10pt"/>
    </style:style>
    <style:style style:name="Alert" style:family="paragraph" style:parent-style-name="Standard">
      <style:paragraph-properties fo:padding-left="0.0417in" fo:padding-right="0in" fo:padding-top="0in" fo:padding-bottom="0in" fo:border-left="2.01pt solid #ff7f66" fo:border-right="none" fo:border-top="none" fo:border-bottom="none">
        <style:tab-stops/>
      </style:paragraph-properties>
      <style:text-properties fo:color="#ff3f1a" loext:opacity="100%"/>
    </style:style>
    <style:style style:name="Information" style:family="paragraph" style:parent-style-name="Standard">
      <style:paragraph-properties fo:padding-left="0.0138in" fo:padding-right="0in" fo:padding-top="0in" fo:padding-bottom="0in" fo:border-left="2.01pt solid #7ecefd" fo:border-right="none" fo:border-top="none" fo:border-bottom="none"/>
      <style:text-properties fo:color="#2185c5" loext:opacity="100%"/>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paragraph-properties fo:margin-top="0.0799in" fo:margin-bottom="0.1in" style:contextual-spacing="false" fo:text-align="center" style:justify-single-word="false"/>
      <style:text-properties fo:color="#3e454c" loext:opacity="100%"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color="#666666" loext:opacity="100%" fo:font-size="9pt" style:font-size-asian="9pt"/>
    </style:style>
    <style:style style:name="Table_20_Contents" style:display-name="Table Contents" style:family="paragraph" style:parent-style-name="Standard" style:class="extra">
      <style:paragraph-properties text:number-lines="false" text:line-number="0"/>
      <style:text-properties fo:color="#3e454c" loext:opacity="100%" fo:font-size="10pt" style:font-size-asian="10pt"/>
    </style:style>
    <style:style style:name="Footer_20_right" style:display-name="Footer right" style:family="paragraph" style:parent-style-name="Standard" style:class="extra">
      <style:paragraph-properties fo:text-align="start" style:justify-single-word="false" text:number-lines="false" text:line-number="0">
        <style:tab-stops>
          <style:tab-stop style:position="3.4626in"/>
          <style:tab-stop style:position="6.9252in" style:type="right"/>
        </style:tab-stops>
      </style:paragraph-properties>
      <style:text-properties fo:color="#dd4814" loext:opacity="100%" fo:font-size="9pt" style:font-size-asian="9pt"/>
    </style:style>
    <style:style style:name="Footer_20_left" style:display-name="Footer left" style:family="paragraph" style:parent-style-name="Standard" style:class="extra">
      <style:paragraph-properties text:number-lines="false" text:line-number="0">
        <style:tab-stops>
          <style:tab-stop style:position="3.4626in"/>
          <style:tab-stop style:position="6.9252in" style:type="right"/>
        </style:tab-stops>
      </style:paragraph-properties>
      <style:text-properties fo:color="#666666" loext:opacity="100%" fo:font-size="9pt" style:font-size-asian="9pt"/>
    </style:style>
    <style:style style:name="Table_20_Heading" style:display-name="Table Heading" style:family="paragraph" style:parent-style-name="Table_20_Contents" style:class="extra">
      <style:paragraph-properties fo:text-align="center" style:justify-single-word="false" text:number-lines="false" text:line-number="0">
        <style:tab-stops/>
      </style:paragraph-properties>
      <style:text-properties fo:font-size="10pt" fo:font-weight="bold" style:font-size-asian="10pt" style:font-weight-asian="bold" style:font-weight-complex="normal"/>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paragraph-properties fo:text-align="start" style:justify-single-word="false"/>
      <style:text-properties style:use-window-font-color="true" loext:opacity="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assandra_20_Cell_20_Elements" style:display-name="Cassandra Cell Elements" style:family="paragraph" style:parent-style-name="Table_20_Contents">
      <style:paragraph-properties fo:text-align="end" style:justify-single-word="false"/>
      <style:text-properties fo:color="#cccccc" loext:opacity="100%" fo:font-size="8pt" style:font-size-asian="8pt"/>
    </style:style>
    <style:style style:name="Marginalia" style:family="paragraph" style:parent-style-name="Text_20_body" style:class="text">
      <style:paragraph-properties fo:margin-left="1.5752in" fo:margin-right="0in" fo:text-indent="0in" style:auto-text-indent="false"/>
    </style:style>
    <style:style style:name="Hint" style:family="paragraph" style:parent-style-name="Information">
      <style:paragraph-properties fo:padding-left="0.0138in" fo:padding-right="0in" fo:padding-top="0in" fo:padding-bottom="0in" fo:border-left="2.01pt solid #51e289" fo:border-right="none" fo:border-top="none" fo:border-bottom="none"/>
      <style:text-properties fo:color="#21c561" loext:opacity="10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family-generic="roman" style:font-pitch="variable" fo:font-size="10pt" fo:background-color="#fff6e5" style:font-size-asian="10pt" loext:padding="0.028in" loext:border="0.26pt solid #c0c0c0" loext:shadow="none"/>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Droid Sans Fallback" style:font-family-asian="'Droid Sans Fallback'"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6" loext:num-list-format="%2%.%3%.%4%.%5%.%6%" style:num-format="1" text:display-levels="5">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7" loext:num-list-format="%3%.%4%.%5%.%6%.%7%" style:num-format="1" text:display-levels="5">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8" loext:num-list-format="%4%.%5%.%6%.%7%.%8%"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9" loext:num-list-format="%5%.%6%.%7%.%8%.%9%" style:num-format="1" text:display-levels="5">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writing-mode="lr-tb">
        <style:tab-stops>
          <style:tab-stop style:position="6.25in" style:type="center"/>
          <style:tab-stop style:position="6.9252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1"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46in" fo:margin-left="0in" fo:margin-right="0in" fo:margin-top="0.3453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iritto commerciale delle imprese digitali - 0081809IUS04 - https://github.com/AlessioCappe/MercatorumAppunti<text:tab/><text:tab/><text:page-number text:select-page="current">17</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8T19:13:36</meta:creation-date>
    <dc:language>it-IT</dc:language>
    <dc:date>2025-04-29T20:56:05.495794940</dc:date>
    <meta:editing-cycles>53</meta:editing-cycles>
    <dc:title>Tech Docs Template</dc:title>
    <meta:editing-duration>PT5H19M28S</meta:editing-duration>
    <meta:generator>LibreOffice/24.8.6.2$Linux_X86_64 LibreOffice_project/480$Build-2</meta:generator>
    <meta:document-statistic meta:table-count="1" meta:image-count="0" meta:object-count="0" meta:page-count="17" meta:paragraph-count="306" meta:word-count="5023" meta:character-count="33349" meta:non-whitespace-character-count="28660"/>
    <meta:user-defined meta:name="AppVersion">15.0000</meta:user-defined>
  </office:meta>
</office:document-meta>
</file>